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svg:font-family="Times" style:font-family-generic="roman"/>
  </office:font-face-decls>
  <office:automatic-styles>
    <style:style style:name="Table1" style:family="table">
      <style:table-properties style:width="4.4653in" fo:margin-left="-0.0417in" fo:margin-top="0in" fo:margin-bottom="0in" table:align="left"/>
    </style:style>
    <style:style style:name="Table1.A" style:family="table-column">
      <style:table-column-properties style:column-width="0.909in"/>
    </style:style>
    <style:style style:name="Table1.B" style:family="table-column">
      <style:table-column-properties style:column-width="0.8896in"/>
    </style:style>
    <style:style style:name="Table1.C" style:family="table-column">
      <style:table-column-properties style:column-width="0.8889in"/>
    </style:style>
    <style:style style:name="Table1.D" style:family="table-column">
      <style:table-column-properties style:column-width="0.8882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1.23" style:family="table-row">
      <style:table-row-properties style:min-row-height="0.2208in" fo:keep-together="auto"/>
    </style:style>
    <style:style style:name="Table2" style:family="table">
      <style:table-properties style:width="6.925in" table:align="margins"/>
    </style:style>
    <style:style style:name="Table2.A" style:family="table-column">
      <style:table-column-properties style:column-width="1.7313in" style:rel-column-width="16383*"/>
    </style:style>
    <style:style style:name="Table2.A1" style:family="table-cell">
      <style:table-cell-properties fo:padding="0.0382in" fo:border-left="0.5pt solid #000000" fo:border-right="none" fo:border-top="0.5pt solid #000000" fo:border-bottom="0.5pt solid #000000"/>
    </style:style>
    <style:style style:name="Table2.D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D2" style:family="table-cell">
      <style:table-cell-properties fo:padding="0.0382in" fo:border-left="0.5pt solid #000000" fo:border-right="0.5pt solid #000000" fo:border-top="none" fo:border-bottom="0.5pt solid #000000"/>
    </style:style>
    <style:style style:name="P1" style:family="paragraph" style:parent-style-name="Standard">
      <style:paragraph-properties fo:line-height="150%"/>
      <style:text-properties style:font-name="Times" officeooo:rsid="00133df7" officeooo:paragraph-rsid="00133df7"/>
    </style:style>
    <style:style style:name="P2" style:family="paragraph" style:parent-style-name="Standard">
      <style:paragraph-properties fo:line-height="150%" fo:text-align="center" style:justify-single-word="false"/>
      <style:text-properties style:font-name="Times" officeooo:rsid="00133df7" officeooo:paragraph-rsid="00133df7"/>
    </style:style>
    <style:style style:name="P3" style:family="paragraph" style:parent-style-name="Standard">
      <style:paragraph-properties fo:line-height="150%" fo:text-align="start" style:justify-single-word="false"/>
      <style:text-properties style:font-name="Times" fo:font-weight="bold" officeooo:rsid="00133df7" officeooo:paragraph-rsid="00133df7" style:font-weight-asian="bold" style:font-weight-complex="bold"/>
    </style:style>
    <style:style style:name="P4" style:family="paragraph" style:parent-style-name="Standard">
      <style:text-properties style:font-name="Times" fo:font-weight="bold" officeooo:rsid="001cf2b5" officeooo:paragraph-rsid="001cf2b5" style:font-weight-asian="bold" style:font-weight-complex="bold"/>
    </style:style>
    <style:style style:name="P5" style:family="paragraph" style:parent-style-name="Standard">
      <style:paragraph-properties fo:line-height="150%" fo:text-align="start" style:justify-single-word="false"/>
      <style:text-properties style:font-name="Times" fo:font-style="italic" fo:font-weight="bold" officeooo:rsid="00133df7" officeooo:paragraph-rsid="00133df7" style:font-style-asian="italic" style:font-weight-asian="bold" style:font-style-complex="italic" style:font-weight-complex="bold"/>
    </style:style>
    <style:style style:name="P6" style:family="paragraph" style:parent-style-name="Standard">
      <style:paragraph-properties fo:line-height="150%" fo:text-align="start" style:justify-single-word="false"/>
      <style:text-properties style:font-name="Times" fo:font-style="italic" fo:font-weight="bold" officeooo:rsid="00133df7" officeooo:paragraph-rsid="00169652" style:font-style-asian="italic" style:font-weight-asian="bold" style:font-style-complex="italic" style:font-weight-complex="bold"/>
    </style:style>
    <style:style style:name="P7" style:family="paragraph" style:parent-style-name="Standard">
      <style:paragraph-properties fo:line-height="150%" fo:text-align="start" style:justify-single-word="false"/>
      <style:text-properties style:font-name="Times" fo:font-style="italic" fo:font-weight="bold" officeooo:rsid="00134640" officeooo:paragraph-rsid="00134640" style:font-style-asian="italic" style:font-weight-asian="bold" style:font-style-complex="italic" style:font-weight-complex="bold"/>
    </style:style>
    <style:style style:name="P8" style:family="paragraph" style:parent-style-name="Standard">
      <style:paragraph-properties fo:line-height="150%" fo:text-align="start" style:justify-single-word="false"/>
      <style:text-properties style:font-name="Times" fo:font-style="italic" fo:font-weight="bold" officeooo:rsid="00187963" officeooo:paragraph-rsid="00187963" style:font-style-asian="italic" style:font-weight-asian="bold" style:font-style-complex="italic" style:font-weight-complex="bold"/>
    </style:style>
    <style:style style:name="P9" style:family="paragraph" style:parent-style-name="Standard">
      <style:paragraph-properties fo:line-height="150%" fo:text-align="start" style:justify-single-word="false" style:writing-mode="lr-tb"/>
      <style:text-properties style:font-name="Times" fo:font-style="italic" fo:font-weight="bold" officeooo:rsid="001a739c" officeooo:paragraph-rsid="001a739c" style:font-style-asian="italic" style:font-weight-asian="bold" style:font-style-complex="italic" style:font-weight-complex="bold"/>
    </style:style>
    <style:style style:name="P10" style:family="paragraph" style:parent-style-name="Standard">
      <style:text-properties style:font-name="Times" fo:font-style="italic" fo:font-weight="normal" officeooo:rsid="00169652" style:font-style-asian="italic" style:font-weight-asian="normal" style:font-style-complex="italic" style:font-weight-complex="normal"/>
    </style:style>
    <style:style style:name="P11" style:family="paragraph" style:parent-style-name="Standard">
      <style:paragraph-properties fo:line-height="150%" fo:text-align="start" style:justify-single-word="false"/>
      <style:text-properties style:font-name="Times" fo:font-style="italic" fo:font-weight="normal" officeooo:rsid="0018ad4e" officeooo:paragraph-rsid="0018ad4e" style:font-style-asian="italic" style:font-weight-asian="normal" style:font-style-complex="italic" style:font-weight-complex="normal"/>
    </style:style>
    <style:style style:name="P12" style:family="paragraph" style:parent-style-name="Standard">
      <style:paragraph-properties fo:line-height="150%" fo:text-align="start" style:justify-single-word="false" style:writing-mode="lr-tb"/>
      <style:text-properties style:font-name="Times" fo:font-style="italic" fo:font-weight="normal" officeooo:rsid="0018ad4e" officeooo:paragraph-rsid="0018ad4e" style:font-style-asian="italic" style:font-weight-asian="normal" style:font-style-complex="italic" style:font-weight-complex="normal"/>
    </style:style>
    <style:style style:name="P13" style:family="paragraph" style:parent-style-name="Standard">
      <style:paragraph-properties fo:line-height="150%" fo:text-align="start" style:justify-single-word="false"/>
      <style:text-properties style:font-name="Times" fo:font-style="italic" fo:font-weight="normal" officeooo:rsid="00133df7" officeooo:paragraph-rsid="00133df7" style:font-style-asian="italic" style:font-weight-asian="normal" style:font-style-complex="italic" style:font-weight-complex="normal"/>
    </style:style>
    <style:style style:name="P14" style:family="paragraph" style:parent-style-name="Standard">
      <style:text-properties style:font-name="Times" fo:font-style="italic" fo:font-weight="normal" officeooo:rsid="001cf2b5" officeooo:paragraph-rsid="001cf2b5" style:font-style-asian="italic" style:font-weight-asian="normal" style:font-style-complex="italic" style:font-weight-complex="normal"/>
    </style:style>
    <style:style style:name="P15" style:family="paragraph" style:parent-style-name="Standard">
      <style:text-properties style:font-name="Times" fo:font-style="italic" fo:font-weight="normal" officeooo:rsid="001d6699" officeooo:paragraph-rsid="001d6699" style:font-style-asian="italic" style:font-weight-asian="normal" style:font-style-complex="italic" style:font-weight-complex="normal"/>
    </style:style>
    <style:style style:name="P16" style:family="paragraph" style:parent-style-name="Standard">
      <style:paragraph-properties fo:line-height="150%" fo:text-align="start" style:justify-single-word="false"/>
      <style:text-properties style:font-name="Times" fo:font-style="normal" fo:font-weight="normal" officeooo:rsid="00133df7" officeooo:paragraph-rsid="00133df7" style:font-style-asian="normal" style:font-weight-asian="normal" style:font-style-complex="normal" style:font-weight-complex="normal"/>
    </style:style>
    <style:style style:name="P17" style:family="paragraph" style:parent-style-name="Standard">
      <style:paragraph-properties fo:line-height="150%" fo:text-align="start" style:justify-single-word="false"/>
      <style:text-properties style:font-name="Times" fo:font-style="normal" fo:font-weight="normal" officeooo:rsid="00134640" officeooo:paragraph-rsid="00133df7" style:font-style-asian="normal" style:font-weight-asian="normal" style:font-style-complex="normal" style:font-weight-complex="normal"/>
    </style:style>
    <style:style style:name="P18" style:family="paragraph" style:parent-style-name="Standard">
      <style:paragraph-properties fo:line-height="150%" fo:text-align="start" style:justify-single-word="false"/>
      <style:text-properties style:font-name="Times" fo:font-style="normal" fo:font-weight="normal" officeooo:rsid="00134640" officeooo:paragraph-rsid="00134640" style:font-style-asian="normal" style:font-weight-asian="normal" style:font-style-complex="normal" style:font-weight-complex="normal"/>
    </style:style>
    <style:style style:name="P19" style:family="paragraph" style:parent-style-name="Standard">
      <style:paragraph-properties fo:line-height="150%" fo:text-align="start" style:justify-single-word="false"/>
      <style:text-properties style:font-name="Times" fo:font-style="normal" fo:font-weight="normal" officeooo:rsid="0014fd22" officeooo:paragraph-rsid="0014fd22" style:font-style-asian="normal" style:font-weight-asian="normal" style:font-style-complex="normal" style:font-weight-complex="normal"/>
    </style:style>
    <style:style style:name="P20" style:family="paragraph" style:parent-style-name="Standard">
      <style:paragraph-properties fo:line-height="150%" fo:text-align="start" style:justify-single-word="false"/>
      <style:text-properties style:font-name="Times" fo:font-style="normal" fo:font-weight="normal" officeooo:rsid="00169652" officeooo:paragraph-rsid="00169652" style:font-style-asian="normal" style:font-weight-asian="normal" style:font-style-complex="normal" style:font-weight-complex="normal"/>
    </style:style>
    <style:style style:name="P21" style:family="paragraph" style:parent-style-name="Standard">
      <style:paragraph-properties fo:line-height="150%" fo:text-align="start" style:justify-single-word="false"/>
      <style:text-properties style:font-name="Times" fo:font-style="normal" fo:font-weight="normal" officeooo:rsid="00187963" officeooo:paragraph-rsid="00169652" style:font-style-asian="normal" style:font-weight-asian="normal" style:font-style-complex="normal" style:font-weight-complex="normal"/>
    </style:style>
    <style:style style:name="P22" style:family="paragraph" style:parent-style-name="Standard">
      <style:paragraph-properties fo:line-height="150%" fo:text-align="start" style:justify-single-word="false"/>
      <style:text-properties style:font-name="Times" fo:font-style="normal" fo:font-weight="normal" officeooo:rsid="00187963" officeooo:paragraph-rsid="00187963" style:font-style-asian="normal" style:font-weight-asian="normal" style:font-style-complex="normal" style:font-weight-complex="normal"/>
    </style:style>
    <style:style style:name="P23" style:family="paragraph" style:parent-style-name="Standard">
      <style:paragraph-properties fo:line-height="150%" fo:text-align="start" style:justify-single-word="false"/>
      <style:text-properties style:font-name="Times" fo:font-style="normal" fo:font-weight="normal" officeooo:rsid="0018ad4e" officeooo:paragraph-rsid="00187963" style:font-style-asian="normal" style:font-weight-asian="normal" style:font-style-complex="normal" style:font-weight-complex="normal"/>
    </style:style>
    <style:style style:name="P24" style:family="paragraph" style:parent-style-name="Standard">
      <style:paragraph-properties fo:line-height="150%" fo:text-align="start" style:justify-single-word="false"/>
      <style:text-properties style:font-name="Times" fo:font-style="normal" fo:font-weight="bold" officeooo:rsid="0018ad4e" officeooo:paragraph-rsid="0018ad4e" style:font-style-asian="normal" style:font-weight-asian="bold" style:font-style-complex="normal" style:font-weight-complex="bold"/>
    </style:style>
    <style:style style:name="P25" style:family="paragraph" style:parent-style-name="Standard">
      <style:text-properties style:font-name="Times" officeooo:rsid="001c6151" officeooo:paragraph-rsid="001c6151"/>
    </style:style>
    <style:style style:name="P26" style:family="paragraph" style:parent-style-name="Standard">
      <style:text-properties style:font-name="Times" officeooo:rsid="001bf138" officeooo:paragraph-rsid="001bf138"/>
    </style:style>
    <style:style style:name="P27" style:family="paragraph" style:parent-style-name="Standard">
      <style:paragraph-properties fo:line-height="150%" fo:text-align="start" style:justify-single-word="false"/>
      <style:text-properties officeooo:paragraph-rsid="0018ad4e"/>
    </style:style>
    <style:style style:name="P28" style:family="paragraph" style:parent-style-name="Standard">
      <style:paragraph-properties fo:text-align="start" style:justify-single-word="false">
        <style:tab-stops/>
      </style:paragraph-properties>
    </style:style>
    <style:style style:name="P29" style:family="paragraph" style:parent-style-name="Standard">
      <style:paragraph-properties fo:text-align="end" style:justify-single-word="false">
        <style:tab-stops/>
      </style:paragraph-properties>
    </style:style>
    <style:style style:name="P30" style:family="paragraph" style:parent-style-name="Preformatted_20_Text">
      <style:text-properties officeooo:rsid="001c6151" officeooo:paragraph-rsid="001c6151"/>
    </style:style>
    <style:style style:name="P31" style:family="paragraph" style:parent-style-name="Standard">
      <style:text-properties fo:font-weight="bold" officeooo:rsid="001bf138" officeooo:paragraph-rsid="001bf138" style:font-weight-asian="bold" style:font-weight-complex="bold"/>
    </style:style>
    <style:style style:name="P32" style:family="paragraph" style:parent-style-name="Standard">
      <style:text-properties fo:font-weight="normal" officeooo:rsid="001bf138" officeooo:paragraph-rsid="001bf138" style:font-weight-asian="normal" style:font-weight-complex="normal"/>
    </style:style>
    <style:style style:name="P33" style:family="paragraph" style:parent-style-name="Standard">
      <style:text-properties officeooo:paragraph-rsid="001bf138"/>
    </style:style>
    <style:style style:name="P34" style:family="paragraph" style:parent-style-name="Standard">
      <style:text-properties fo:font-style="italic" officeooo:rsid="001c6151" officeooo:paragraph-rsid="001c6151" style:font-style-asian="italic" style:font-style-complex="italic"/>
    </style:style>
    <style:style style:name="P35" style:family="paragraph" style:parent-style-name="Preformatted_20_Text">
      <style:text-properties officeooo:rsid="001c6151" officeooo:paragraph-rsid="001c6151"/>
    </style:style>
    <style:style style:name="P36" style:family="paragraph" style:parent-style-name="Standard">
      <style:paragraph-properties fo:line-height="150%" fo:text-align="start" style:justify-single-word="false" style:writing-mode="lr-tb"/>
      <style:text-properties style:font-name="Times" fo:font-style="normal" fo:font-weight="normal" officeooo:rsid="0019fbdd" officeooo:paragraph-rsid="0018ad4e"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writing-mode="lr-tb"/>
      <style:text-properties style:font-name="Times" fo:font-style="normal" fo:font-weight="normal" officeooo:rsid="001a739c" officeooo:paragraph-rsid="001a739c" style:font-style-asian="normal" style:font-weight-asian="normal" style:font-style-complex="normal" style:font-weight-complex="normal"/>
    </style:style>
    <style:style style:name="P38" style:family="paragraph" style:parent-style-name="Standard">
      <style:text-properties style:font-name="Times" fo:font-style="normal" fo:font-weight="normal" officeooo:rsid="001cf2b5" officeooo:paragraph-rsid="001cf2b5" style:font-style-asian="normal" style:font-weight-asian="normal" style:font-style-complex="normal" style:font-weight-complex="normal"/>
    </style:style>
    <style:style style:name="P39" style:family="paragraph" style:parent-style-name="Standard">
      <style:text-properties style:font-name="Times" fo:font-style="normal" fo:font-weight="normal" officeooo:rsid="001d6699" officeooo:paragraph-rsid="001d6699" style:font-style-asian="normal" style:font-weight-asian="normal" style:font-style-complex="normal" style:font-weight-complex="normal"/>
    </style:style>
    <style:style style:name="P40" style:family="paragraph" style:parent-style-name="Standard">
      <style:text-properties style:font-name="Times" fo:font-style="normal" officeooo:rsid="001c6151" officeooo:paragraph-rsid="001bf138" style:font-style-asian="normal" style:font-style-complex="normal"/>
    </style:style>
    <style:style style:name="P41" style:family="paragraph" style:parent-style-name="Standard">
      <style:text-properties style:font-name="Times" fo:font-style="normal" officeooo:rsid="001c6151" officeooo:paragraph-rsid="001c6151" style:font-style-asian="normal" style:font-style-complex="normal"/>
    </style:style>
    <style:style style:name="P42" style:family="paragraph" style:parent-style-name="Standard">
      <style:text-properties style:font-name="Times" fo:font-style="normal" fo:font-weight="bold" officeooo:rsid="0022c04d" officeooo:paragraph-rsid="0022c04d" style:font-style-asian="normal" style:font-weight-asian="bold" style:font-style-complex="normal" style:font-weight-complex="bold"/>
    </style:style>
    <style:style style:name="P43" style:family="paragraph" style:parent-style-name="Standard">
      <style:text-properties style:font-name="Times" fo:font-style="normal" fo:font-weight="bold" officeooo:rsid="0022c04d" officeooo:paragraph-rsid="002316b0" style:font-style-asian="normal" style:font-weight-asian="bold" style:font-style-complex="normal" style:font-weight-complex="bold"/>
    </style:style>
    <style:style style:name="P44" style:family="paragraph" style:parent-style-name="Standard">
      <style:paragraph-properties fo:line-height="150%" fo:text-align="start" style:justify-single-word="false"/>
      <style:text-properties style:font-name="Times" fo:font-style="normal" fo:font-weight="bold" officeooo:rsid="002316b0" officeooo:paragraph-rsid="002316b0" style:font-style-asian="normal" style:font-weight-asian="bold" style:font-style-complex="normal" style:font-weight-complex="bold"/>
    </style:style>
    <style:style style:name="P45" style:family="paragraph" style:parent-style-name="Standard">
      <style:text-properties style:font-name="Times" fo:font-style="italic" fo:font-weight="normal" officeooo:rsid="001d6699" officeooo:paragraph-rsid="001d6699" style:font-style-asian="italic" style:font-weight-asian="normal" style:font-style-complex="italic" style:font-weight-complex="normal"/>
    </style:style>
    <style:style style:name="P46" style:family="paragraph" style:parent-style-name="Standard">
      <style:text-properties style:font-name="Times" fo:font-style="italic" fo:font-weight="normal" officeooo:rsid="00210848" officeooo:paragraph-rsid="00210848" style:font-style-asian="italic" style:font-weight-asian="normal" style:font-style-complex="italic" style:font-weight-complex="normal"/>
    </style:style>
    <style:style style:name="P47" style:family="paragraph" style:parent-style-name="Standard">
      <style:text-properties style:font-name="Times" fo:font-style="italic" fo:font-weight="normal" officeooo:rsid="0022c04d" officeooo:paragraph-rsid="0022c04d" style:font-style-asian="italic" style:font-weight-asian="normal" style:font-style-complex="italic" style:font-weight-complex="normal"/>
    </style:style>
    <style:style style:name="P48" style:family="paragraph" style:parent-style-name="Standard">
      <style:paragraph-properties fo:line-height="150%" fo:text-align="start" style:justify-single-word="false"/>
      <style:text-properties style:font-name="Times" fo:font-weight="bold" officeooo:rsid="002316b0" officeooo:paragraph-rsid="002316b0" style:font-weight-asian="bold" style:font-weight-complex="bold"/>
    </style:style>
    <style:style style:name="P49" style:family="paragraph" style:parent-style-name="Table_20_Contents">
      <style:text-properties style:font-name="Times" officeooo:rsid="00210848" officeooo:paragraph-rsid="00210848"/>
    </style:style>
    <style:style style:name="T1" style:family="text">
      <style:text-properties fo:font-weight="normal" style:font-weight-asian="normal" style:font-weight-complex="normal"/>
    </style:style>
    <style:style style:name="T2" style:family="text">
      <style:text-properties fo:font-weight="normal" officeooo:rsid="002316b0"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officeooo:rsid="001c6151"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19fbdd"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34640" style:font-style-asian="normal" style:font-weight-asian="normal" style:font-style-complex="normal" style:font-weight-complex="normal"/>
    </style:style>
    <style:style style:name="T9" style:family="text">
      <style:text-properties fo:font-style="normal" fo:font-weight="normal" officeooo:rsid="00169652" style:font-style-asian="normal" style:font-weight-asian="normal" style:font-style-complex="normal" style:font-weight-complex="normal"/>
    </style:style>
    <style:style style:name="T10" style:family="text">
      <style:text-properties fo:font-style="normal" fo:font-weight="normal" officeooo:rsid="0018ad4e" style:font-style-asian="normal" style:font-weight-asian="normal" style:font-style-complex="normal" style:font-weight-complex="normal"/>
    </style:style>
    <style:style style:name="T11" style:family="text">
      <style:text-properties style:font-name="Times"/>
    </style:style>
    <style:style style:name="T12" style:family="text">
      <style:text-properties style:font-name="Times" fo:font-style="italic" fo:font-weight="normal" officeooo:rsid="0018ad4e" style:font-style-asian="italic" style:font-weight-asian="normal" style:font-style-complex="italic" style:font-weight-complex="normal"/>
    </style:style>
    <style:style style:name="T13" style:family="text">
      <style:text-properties style:font-name="Times" fo:font-style="normal" fo:font-weight="normal" officeooo:rsid="0018ad4e" style:font-style-asian="normal" style:font-weight-asian="normal" style:font-style-complex="normal" style:font-weight-complex="normal"/>
    </style:style>
    <style:style style:name="T14" style:family="text">
      <style:text-properties style:font-name="Times" fo:font-style="normal" fo:font-weight="normal" officeooo:rsid="0019fbdd" style:font-style-asian="normal" style:font-weight-asian="normal" style:font-style-complex="normal" style:font-weight-complex="normal"/>
    </style:style>
    <style:style style:name="T15" style:family="text">
      <style:text-properties style:font-name="Times" fo:font-style="normal" fo:font-weight="normal" officeooo:rsid="001bf138" style:font-style-asian="normal" style:font-weight-asian="normal" style:font-style-complex="normal" style:font-weight-complex="normal"/>
    </style:style>
    <style:style style:name="T16" style:family="text">
      <style:text-properties style:font-name="Times" fo:font-style="normal" fo:font-weight="normal" officeooo:rsid="001c6151" style:font-style-asian="normal" style:font-weight-asian="normal" style:font-style-complex="normal" style:font-weight-complex="normal"/>
    </style:style>
    <style:style style:name="T17" style:family="text">
      <style:text-properties style:font-name="Times" fo:font-style="normal" style:font-style-asian="normal" style:font-style-complex="normal"/>
    </style:style>
    <style:style style:name="T18" style:family="text">
      <style:text-properties style:font-name="Times" fo:font-style="normal" officeooo:rsid="001c6151" style:font-style-asian="normal" style:font-style-complex="normal"/>
    </style:style>
    <style:style style:name="T19" style:family="text">
      <style:text-properties fo:font-weight="bold" style:font-weight-asian="bold" style:font-weight-complex="bold"/>
    </style:style>
    <style:style style:name="T20" style:family="text">
      <style:text-properties officeooo:rsid="00210848"/>
    </style:style>
    <style:style style:name="T21" style:family="text">
      <style:text-properties officeooo:rsid="002316b0"/>
    </style:style>
    <style:style style:name="fr1" style:family="graphic" style:parent-style-name="OLE">
      <style:graphic-properties style:horizontal-pos="center" style:horizontal-rel="paragraph" draw:ole-draw-aspect="1"/>
    </style:style>
    <style:style style:name="fr2" style:family="graphic" style:parent-style-name="OLE">
      <style:graphic-properties style:run-through="foreground" style:wrap="dynamic" style:number-wrapped-paragraphs="no-limit" style:wrap-contour="false" style:vertical-pos="from-top" style:vertical-rel="paragraph" style:horizontal-pos="from-left" style:horizontal-rel="paragraph" draw:wrap-influence-on-position="once-concurrent" loext:allow-overlap="true"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nor Hanley</text:p>
      <text:p text:style-name="P1">LIN 313</text:p>
      <text:p text:style-name="P1">Prof Venkat</text:p>
      <text:p text:style-name="P1">July 22, 2022</text:p>
      <text:p text:style-name="P2">Assignment 2</text:p>
      <text:p text:style-name="P48">Problem 1.</text:p>
      <text:p text:style-name="P3"><text:span text:style-name="T3">1.i.</text:span><text:span text:style-name="T1"> I think that in this case, the most important factor between precision and recall is recall. Whenever we’re dealing a life-threatening disease like cancer (or most diseases I feel), it is always better to be a bit more heavy-handed in diagnoses and treatment. In other words, I think it is more beneficial to have more false positives (and the side-effects generated by that) than more false negatives. Especially with cancer, I can’t imagine how absolutely distraught someone or someone’s family would be if they were given a false negative, and then shortly after find out that they are really terminally ill over something that was easily preventable at an early stage.</text:span></text:p>
      <text:p text:style-name="P13"/>
      <text:p text:style-name="P5"><text:span text:style-name="T1">1.ii</text:span><text:span text:style-name="T7">. While I did say for the example above that in cases of life-threatening diseases we ought to steer on the side of recall, in this case, when dealing with the potentials of death caused as a side-effect, I think it’s a bit more nuanced. For this drug, the factors that need to be weighed are the effectiveness of the drug, compared with it’s precision and recall, and finally the cancer it’s actually treating. For example, if it’s a normally easily treatable cancer, with treatments that are practically guaranteed to work, then we probably ought to steer on the side of precision, even if it is extremely effective. But if it is for a highly fatal, and extremely tragic type of cancer, then if it is highly effective it might be just a risk that you have to inform patients about whenever offering this as a treatment. For sufferers of extreme types of cancer, it might be a sort of “between a rock and a hard place” situation, either a death via cancer or a potential cure, with a possibility of death.</text:span></text:p>
      <text:p text:style-name="P16"/>
      <text:p text:style-name="P5"><text:span text:style-name="T1">1.iii.</text:span><text:span text:style-name="T7"> Identifying cars, and driving generally, seems a lot safer to leave up to the demonstrably capable hands of humans. But because the question is about precision versus recall, I think that </text:span><text:span text:style-name="T8">it could arguable go either way as to whether precision or recall ought to be favored. I think that for me, at least, </text:span><text:soft-page-break/><text:span text:style-name="T8">precision might be more important. For example, I think that it would be better to classify more things as running red lights (and then potentially have someone to review the classification for efficacy etc.), then for there to be less things caught as red lights. So, I would rather favor precision over recall.</text:span></text:p>
      <text:p text:style-name="P17"/>
      <text:p text:style-name="P7"><text:span text:style-name="T1">1. iv.</text:span><text:span text:style-name="T7"> Because oftentimes, at least from what I know about weeds, they might be a sort of invasive species. So we might prefer precision in our removal of these weeds so as to prevent any possible weeds slipping through. It’s a very harsh approach, but invasive species can not only kill your garden, but also can endanger you and your communities (e.g., being highly flammable), as well as the local environment, as native plants and native fauna are closely interlinked.</text:span></text:p>
      <text:p text:style-name="P18"/>
      <text:p text:style-name="P44">Problem 2.</text:p>
      <text:p text:style-name="P19">I wrote a little program to do the calculations because like a good student of the College of Liberal Arts, I am unable to count.</text:p>
      <table:table table:name="Table1" table:style-name="Table1">
        <table:table-column table:style-name="Table1.A"/>
        <table:table-column table:style-name="Table1.B"/>
        <table:table-column table:style-name="Table1.C"/>
        <table:table-column table:style-name="Table1.D"/>
        <table:table-column table:style-name="Table1.B"/>
        <table:table-row table:style-name="Table1.1">
          <table:table-cell table:style-name="Table1.A1" office:value-type="string">
            <text:p text:style-name="P28"/>
          </table:table-cell>
          <table:table-cell table:style-name="Table1.A1" office:value-type="string">
            <text:p text:style-name="P28">NODE A</text:p>
          </table:table-cell>
          <table:table-cell table:style-name="Table1.A1" office:value-type="string">
            <text:p text:style-name="P28">NODE B</text:p>
          </table:table-cell>
          <table:table-cell table:style-name="Table1.A1" office:value-type="string">
            <text:p text:style-name="P28">NODE C</text:p>
          </table:table-cell>
          <table:table-cell table:style-name="Table1.A1" office:value-type="string">
            <text:p text:style-name="P28">NODE D</text:p>
          </table:table-cell>
        </table:table-row>
        <table:table-row table:style-name="Table1.1">
          <table:table-cell table:style-name="Table1.A1" office:value-type="string">
            <text:p text:style-name="P28">Round 1</text:p>
          </table:table-cell>
          <table:table-cell table:style-name="Table1.A1" office:value-type="string">
            <text:p text:style-name="P29">0.375</text:p>
          </table:table-cell>
          <table:table-cell table:style-name="Table1.A1" office:value-type="string">
            <text:p text:style-name="P29">0.375</text:p>
          </table:table-cell>
          <table:table-cell table:style-name="Table1.A1" office:value-type="string">
            <text:p text:style-name="P29">0.125</text:p>
          </table:table-cell>
          <table:table-cell table:style-name="Table1.A1" office:value-type="string">
            <text:p text:style-name="P29">0.125</text:p>
          </table:table-cell>
        </table:table-row>
        <table:table-row table:style-name="Table1.1">
          <table:table-cell table:style-name="Table1.A1" office:value-type="string">
            <text:p text:style-name="P28">Round 2</text:p>
          </table:table-cell>
          <table:table-cell table:style-name="Table1.A1" office:value-type="string">
            <text:p text:style-name="P29">0.3125</text:p>
          </table:table-cell>
          <table:table-cell table:style-name="Table1.A1" office:value-type="string">
            <text:p text:style-name="P29">0.4375</text:p>
          </table:table-cell>
          <table:table-cell table:style-name="Table1.A1" office:value-type="string">
            <text:p text:style-name="P29">0.625</text:p>
          </table:table-cell>
          <table:table-cell table:style-name="Table1.A1" office:value-type="string">
            <text:p text:style-name="P29">0.1875</text:p>
          </table:table-cell>
        </table:table-row>
        <table:table-row table:style-name="Table1.1">
          <table:table-cell table:style-name="Table1.A1" office:value-type="string">
            <text:p text:style-name="P28">Round 3</text:p>
          </table:table-cell>
          <table:table-cell table:style-name="Table1.A1" office:value-type="string">
            <text:p text:style-name="P29">0.34375</text:p>
          </table:table-cell>
          <table:table-cell table:style-name="Table1.A1" office:value-type="string">
            <text:p text:style-name="P29">0.34375</text:p>
          </table:table-cell>
          <table:table-cell table:style-name="Table1.A1" office:value-type="string">
            <text:p text:style-name="P29">0.9375</text:p>
          </table:table-cell>
          <table:table-cell table:style-name="Table1.A1" office:value-type="string">
            <text:p text:style-name="P29">0.21875</text:p>
          </table:table-cell>
        </table:table-row>
        <table:table-row table:style-name="Table1.1">
          <table:table-cell table:style-name="Table1.A1" office:value-type="string">
            <text:p text:style-name="P28">Round 4</text:p>
          </table:table-cell>
          <table:table-cell table:style-name="Table1.A1" office:value-type="string">
            <text:p text:style-name="P29">0.328125</text:p>
          </table:table-cell>
          <table:table-cell table:style-name="Table1.A1" office:value-type="string">
            <text:p text:style-name="P29">0.390625</text:p>
          </table:table-cell>
          <table:table-cell table:style-name="Table1.A1" office:value-type="string">
            <text:p text:style-name="P29">0.109375</text:p>
          </table:table-cell>
          <table:table-cell table:style-name="Table1.A1" office:value-type="string">
            <text:p text:style-name="P29">0.171875</text:p>
          </table:table-cell>
        </table:table-row>
        <table:table-row table:style-name="Table1.1">
          <table:table-cell table:style-name="Table1.A1" office:value-type="string">
            <text:p text:style-name="P28">Round 5</text:p>
          </table:table-cell>
          <table:table-cell table:style-name="Table1.A1" office:value-type="string">
            <text:p text:style-name="P29">0.3359375</text:p>
          </table:table-cell>
          <table:table-cell table:style-name="Table1.A1" office:value-type="string">
            <text:p text:style-name="P29">0.3828125</text:p>
          </table:table-cell>
          <table:table-cell table:style-name="Table1.A1" office:value-type="string">
            <text:p text:style-name="P29">0.859375</text:p>
          </table:table-cell>
          <table:table-cell table:style-name="Table1.A1" office:value-type="string">
            <text:p text:style-name="P29">0.1953125</text:p>
          </table:table-cell>
        </table:table-row>
        <table:table-row table:style-name="Table1.1">
          <table:table-cell table:style-name="Table1.A1" office:value-type="string">
            <text:p text:style-name="P28">Round 6</text:p>
          </table:table-cell>
          <table:table-cell table:style-name="Table1.A1" office:value-type="string">
            <text:p text:style-name="P29">0.33203125</text:p>
          </table:table-cell>
          <table:table-cell table:style-name="Table1.A1" office:value-type="string">
            <text:p text:style-name="P29">0.37890625</text:p>
          </table:table-cell>
          <table:table-cell table:style-name="Table1.A1" office:value-type="string">
            <text:p text:style-name="P29">0.9765625</text:p>
          </table:table-cell>
          <table:table-cell table:style-name="Table1.A1" office:value-type="string">
            <text:p text:style-name="P29">0.19140625</text:p>
          </table:table-cell>
        </table:table-row>
        <table:table-row table:style-name="Table1.1">
          <table:table-cell table:style-name="Table1.A1" office:value-type="string">
            <text:p text:style-name="P28">Round 7</text:p>
          </table:table-cell>
          <table:table-cell table:style-name="Table1.A1" office:value-type="string">
            <text:p text:style-name="P29">0.33398438</text:p>
          </table:table-cell>
          <table:table-cell table:style-name="Table1.A1" office:value-type="string">
            <text:p text:style-name="P29">0.38085938</text:p>
          </table:table-cell>
          <table:table-cell table:style-name="Table1.A1" office:value-type="string">
            <text:p text:style-name="P29">0.95703125</text:p>
          </table:table-cell>
          <table:table-cell table:style-name="Table1.A1" office:value-type="string">
            <text:p text:style-name="P29">0.18945313</text:p>
          </table:table-cell>
        </table:table-row>
        <table:table-row table:style-name="Table1.1">
          <table:table-cell table:style-name="Table1.A1" office:value-type="string">
            <text:p text:style-name="P28">Round 8</text:p>
          </table:table-cell>
          <table:table-cell table:style-name="Table1.A1" office:value-type="string">
            <text:p text:style-name="P29">0.3330078</text:p>
          </table:table-cell>
          <table:table-cell table:style-name="Table1.A1" office:value-type="string">
            <text:p text:style-name="P29">0.38183594</text:p>
          </table:table-cell>
          <table:table-cell table:style-name="Table1.A1" office:value-type="string">
            <text:p text:style-name="P29">0.9472656</text:p>
          </table:table-cell>
          <table:table-cell table:style-name="Table1.A1" office:value-type="string">
            <text:p text:style-name="P29">0.19042969</text:p>
          </table:table-cell>
        </table:table-row>
        <table:table-row table:style-name="Table1.1">
          <table:table-cell table:style-name="Table1.A1" office:value-type="string">
            <text:p text:style-name="P28">Round 9</text:p>
          </table:table-cell>
          <table:table-cell table:style-name="Table1.A1" office:value-type="string">
            <text:p text:style-name="P29">0.3334961</text:p>
          </table:table-cell>
          <table:table-cell table:style-name="Table1.A1" office:value-type="string">
            <text:p text:style-name="P29">0.3803711</text:p>
          </table:table-cell>
          <table:table-cell table:style-name="Table1.A1" office:value-type="string">
            <text:p text:style-name="P29">0.95214844</text:p>
          </table:table-cell>
          <table:table-cell table:style-name="Table1.A1" office:value-type="string">
            <text:p text:style-name="P29">0.19091797</text:p>
          </table:table-cell>
        </table:table-row>
        <table:table-row table:style-name="Table1.1">
          <table:table-cell table:style-name="Table1.A1" office:value-type="string">
            <text:p text:style-name="P28">Round 10</text:p>
          </table:table-cell>
          <table:table-cell table:style-name="Table1.A1" office:value-type="string">
            <text:p text:style-name="P29">0.33325195</text:p>
          </table:table-cell>
          <table:table-cell table:style-name="Table1.A1" office:value-type="string">
            <text:p text:style-name="P29">0.38110352</text:p>
          </table:table-cell>
          <table:table-cell table:style-name="Table1.A1" office:value-type="string">
            <text:p text:style-name="P29">0.95458984</text:p>
          </table:table-cell>
          <table:table-cell table:style-name="Table1.A1" office:value-type="string">
            <text:p text:style-name="P29">0.19018555</text:p>
          </table:table-cell>
        </table:table-row>
        <table:table-row table:style-name="Table1.1">
          <table:table-cell table:style-name="Table1.A1" office:value-type="string">
            <text:p text:style-name="P28">Round 11</text:p>
          </table:table-cell>
          <table:table-cell table:style-name="Table1.A1" office:value-type="string">
            <text:p text:style-name="P29">0.33337402</text:p>
          </table:table-cell>
          <table:table-cell table:style-name="Table1.A1" office:value-type="string">
            <text:p text:style-name="P29">0.38098145</text:p>
          </table:table-cell>
          <table:table-cell table:style-name="Table1.A1" office:value-type="string">
            <text:p text:style-name="P29">0.9509277</text:p>
          </table:table-cell>
          <table:table-cell table:style-name="Table1.A1" office:value-type="string">
            <text:p text:style-name="P29">0.19055176</text:p>
          </table:table-cell>
        </table:table-row>
        <table:table-row table:style-name="Table1.1">
          <table:table-cell table:style-name="Table1.A1" office:value-type="string">
            <text:p text:style-name="P28">Round 12</text:p>
          </table:table-cell>
          <table:table-cell table:style-name="Table1.A1" office:value-type="string">
            <text:p text:style-name="P29">0.333313</text:p>
          </table:table-cell>
          <table:table-cell table:style-name="Table1.A1" office:value-type="string">
            <text:p text:style-name="P29">0.3809204</text:p>
          </table:table-cell>
          <table:table-cell table:style-name="Table1.A1" office:value-type="string">
            <text:p text:style-name="P29">0.9527588</text:p>
          </table:table-cell>
          <table:table-cell table:style-name="Table1.A1" office:value-type="string">
            <text:p text:style-name="P29">0.19049072</text:p>
          </table:table-cell>
        </table:table-row>
        <table:table-row table:style-name="Table1.1">
          <table:table-cell table:style-name="Table1.A1" office:value-type="string">
            <text:p text:style-name="P28">Round 13</text:p>
          </table:table-cell>
          <table:table-cell table:style-name="Table1.A1" office:value-type="string">
            <text:p text:style-name="P29">0.3333435</text:p>
          </table:table-cell>
          <table:table-cell table:style-name="Table1.A1" office:value-type="string">
            <text:p text:style-name="P29">0.38095093</text:p>
          </table:table-cell>
          <table:table-cell table:style-name="Table1.A1" office:value-type="string">
            <text:p text:style-name="P29">0.9524536</text:p>
          </table:table-cell>
          <table:table-cell table:style-name="Table1.A1" office:value-type="string">
            <text:p text:style-name="P29">0.1904602</text:p>
          </table:table-cell>
        </table:table-row>
        <table:table-row table:style-name="Table1.1">
          <table:table-cell table:style-name="Table1.A1" office:value-type="string">
            <text:p text:style-name="P28">Round 14</text:p>
          </table:table-cell>
          <table:table-cell table:style-name="Table1.A1" office:value-type="string">
            <text:p text:style-name="P29">0.33332825</text:p>
          </table:table-cell>
          <table:table-cell table:style-name="Table1.A1" office:value-type="string">
            <text:p text:style-name="P29">0.3809662</text:p>
          </table:table-cell>
          <table:table-cell table:style-name="Table1.A1" office:value-type="string">
            <text:p text:style-name="P29">0.952301</text:p>
          </table:table-cell>
          <table:table-cell table:style-name="Table1.A1" office:value-type="string">
            <text:p text:style-name="P29">0.19047546</text:p>
          </table:table-cell>
        </table:table-row>
        <table:table-row table:style-name="Table1.1">
          <table:table-cell table:style-name="Table1.A1" office:value-type="string">
            <text:p text:style-name="P28">Round 15</text:p>
          </table:table-cell>
          <table:table-cell table:style-name="Table1.A1" office:value-type="string">
            <text:p text:style-name="P29">0.33333588</text:p>
          </table:table-cell>
          <table:table-cell table:style-name="Table1.A1" office:value-type="string">
            <text:p text:style-name="P29">0.3809433</text:p>
          </table:table-cell>
          <table:table-cell table:style-name="Table1.A1" office:value-type="string">
            <text:p text:style-name="P29">0.9523773</text:p>
          </table:table-cell>
          <table:table-cell table:style-name="Table1.A1" office:value-type="string">
            <text:p text:style-name="P29">0.1904831</text:p>
          </table:table-cell>
        </table:table-row>
        <table:table-row table:style-name="Table1.1">
          <table:table-cell table:style-name="Table1.A1" office:value-type="string">
            <text:p text:style-name="P28">Round 16</text:p>
          </table:table-cell>
          <table:table-cell table:style-name="Table1.A1" office:value-type="string">
            <text:p text:style-name="P29">0.33333206</text:p>
          </table:table-cell>
          <table:table-cell table:style-name="Table1.A1" office:value-type="string">
            <text:p text:style-name="P29">0.38095474</text:p>
          </table:table-cell>
          <table:table-cell table:style-name="Table1.A1" office:value-type="string">
            <text:p text:style-name="P29">0.9524155</text:p>
          </table:table-cell>
          <table:table-cell table:style-name="Table1.A1" office:value-type="string">
            <text:p text:style-name="P29">0.19047165</text:p>
          </table:table-cell>
        </table:table-row>
        <table:table-row table:style-name="Table1.1">
          <table:table-cell table:style-name="Table1.A1" office:value-type="string">
            <text:p text:style-name="P28">Round 17</text:p>
          </table:table-cell>
          <table:table-cell table:style-name="Table1.A1" office:value-type="string">
            <text:p text:style-name="P29">0.33333397</text:p>
          </table:table-cell>
          <table:table-cell table:style-name="Table1.A1" office:value-type="string">
            <text:p text:style-name="P29">0.38095284</text:p>
          </table:table-cell>
          <table:table-cell table:style-name="Table1.A1" office:value-type="string">
            <text:p text:style-name="P29">0.95235825</text:p>
          </table:table-cell>
          <table:table-cell table:style-name="Table1.A1" office:value-type="string">
            <text:p text:style-name="P29">0.19047737</text:p>
          </table:table-cell>
        </table:table-row>
        <table:table-row table:style-name="Table1.1">
          <table:table-cell table:style-name="Table1.A1" office:value-type="string">
            <text:p text:style-name="P28">Round 18</text:p>
          </table:table-cell>
          <table:table-cell table:style-name="Table1.A1" office:value-type="string">
            <text:p text:style-name="P29">0.33333302</text:p>
          </table:table-cell>
          <table:table-cell table:style-name="Table1.A1" office:value-type="string">
            <text:p text:style-name="P29">0.38095188</text:p>
          </table:table-cell>
          <table:table-cell table:style-name="Table1.A1" office:value-type="string">
            <text:p text:style-name="P29">0.95238686</text:p>
          </table:table-cell>
          <table:table-cell table:style-name="Table1.A1" office:value-type="string">
            <text:p text:style-name="P29">0.19047642</text:p>
          </table:table-cell>
        </table:table-row>
        <table:table-row table:style-name="Table1.1">
          <table:table-cell table:style-name="Table1.A1" office:value-type="string">
            <text:p text:style-name="P28">Round 19</text:p>
          </table:table-cell>
          <table:table-cell table:style-name="Table1.A1" office:value-type="string">
            <text:p text:style-name="P29">0.3333335</text:p>
          </table:table-cell>
          <table:table-cell table:style-name="Table1.A1" office:value-type="string">
            <text:p text:style-name="P29">0.38095236</text:p>
          </table:table-cell>
          <table:table-cell table:style-name="Table1.A1" office:value-type="string">
            <text:p text:style-name="P29">0.9523821</text:p>
          </table:table-cell>
          <table:table-cell table:style-name="Table1.A1" office:value-type="string">
            <text:p text:style-name="P29">0.19047594</text:p>
          </table:table-cell>
        </table:table-row>
        <table:table-row table:style-name="Table1.1">
          <table:table-cell table:style-name="Table1.A1" office:value-type="string">
            <text:p text:style-name="P28">Round 20</text:p>
          </table:table-cell>
          <table:table-cell table:style-name="Table1.A1" office:value-type="string">
            <text:p text:style-name="P29">0.33333325</text:p>
          </table:table-cell>
          <table:table-cell table:style-name="Table1.A1" office:value-type="string">
            <text:p text:style-name="P29">0.3809526</text:p>
          </table:table-cell>
          <table:table-cell table:style-name="Table1.A1" office:value-type="string">
            <text:p text:style-name="P29">0.9523797</text:p>
          </table:table-cell>
          <table:table-cell table:style-name="Table1.A1" office:value-type="string">
            <text:p text:style-name="P29">0.19047618</text:p>
          </table:table-cell>
        </table:table-row>
        <table:table-row table:style-name="Table1.1">
          <table:table-cell table:style-name="Table1.A1" office:value-type="string">
            <text:p text:style-name="P28">Round 21</text:p>
          </table:table-cell>
          <table:table-cell table:style-name="Table1.A1" office:value-type="string">
            <text:p text:style-name="P29">0.33333337</text:p>
          </table:table-cell>
          <table:table-cell table:style-name="Table1.A1" office:value-type="string">
            <text:p text:style-name="P29">0.38095224</text:p>
          </table:table-cell>
          <table:table-cell table:style-name="Table1.A1" office:value-type="string">
            <text:p text:style-name="P29">0.9523809</text:p>
          </table:table-cell>
          <table:table-cell table:style-name="Table1.A1" office:value-type="string">
            <text:p text:style-name="P29">0.1904763</text:p>
          </table:table-cell>
        </table:table-row>
        <table:table-row table:style-name="Table1.23">
          <table:table-cell table:style-name="Table1.A1" office:value-type="string">
            <text:p text:style-name="P28">Round 22</text:p>
          </table:table-cell>
          <table:table-cell table:style-name="Table1.A1" office:value-type="string">
            <text:p text:style-name="P29">0.3333333</text:p>
          </table:table-cell>
          <table:table-cell table:style-name="Table1.A1" office:value-type="string">
            <text:p text:style-name="P29">0.38095242</text:p>
          </table:table-cell>
          <table:table-cell table:style-name="Table1.A1" office:value-type="string">
            <text:p text:style-name="P29">0.9523815</text:p>
          </table:table-cell>
          <table:table-cell table:style-name="Table1.A1" office:value-type="string">
            <text:p text:style-name="P29">0.19047612</text:p>
          </table:table-cell>
        </table:table-row>
      </table:table>
      <text:p text:style-name="P10"/>
      <text:p text:style-name="P6"><draw:frame draw:style-name="fr2" draw:name="Object1" text:anchor-type="char" svg:x="0.139in" svg:y="0.0783in" svg:width="7.052in" svg:height="3.9693in" draw:z-index="0"><draw:object xlink:href="./Object 1" xlink:type="simple" xlink:show="embed" xlink:actuate="onLoad" draw:notify-on-update-of-ranges="Table1"/><draw:image xlink:href="./ObjectReplacements/Object 1" xlink:type="simple" xlink:show="embed" xlink:actuate="onLoad"/></draw:frame><text:soft-page-break/><text:span text:style-name="T7"><text:s/></text:span><text:span text:style-name="T9">Definite overkill given what you asked, but it was a fun little problem trying to figure out how to model the system. </text:span></text:p>
      <text:p text:style-name="P20"/>
      <text:p text:style-name="P20">For the second system, my hypothesis was that the addition of the new nodes F, G, and H would affect the final rank of the A node; however, I think that given the previous results, it ultimately must balance out at the same position. I don’t have any mathematical justification for this, but I think that because E and G are “incestuous” (in that they feed back to one another, and then feed to C), and further that F is removed in the first round, that it shouldn’t affect the system too much.</text:p>
      <text:p text:style-name="P21"/>
      <text:p text:style-name="P22">I made a pretty 3D graph to verify my hypothesis:</text:p>
      <text:p text:style-name="P22"/>
      <text:p text:style-name="P22"/>
      <text:p text:style-name="P22"/>
      <text:p text:style-name="P22"/>
      <text:p text:style-name="P22"/>
      <text:p text:style-name="P22"/>
      <text:p text:style-name="P22"><draw:frame draw:style-name="fr1" draw:name="Object2" text:anchor-type="char" svg:width="6.3181in" svg:height="3.5425in" draw:z-index="1"><draw:object xlink:href="./Object 2" xlink:type="simple" xlink:show="embed" xlink:actuate="onLoad"/><draw:image xlink:href="./ObjectReplacements/Object 2" xlink:type="simple" xlink:show="embed" xlink:actuate="onLoad"/><svg:desc>chart</svg:desc></draw:frame><text:soft-page-break/></text:p>
      <text:p text:style-name="P22"/>
      <text:p text:style-name="P22"/>
      <text:p text:style-name="P22"/>
      <text:p text:style-name="P22"/>
      <text:p text:style-name="P20"/>
      <text:p text:style-name="P20"/>
      <text:p text:style-name="P20"/>
      <text:p text:style-name="P20"/>
      <text:p text:style-name="P20"><text:line-break/></text:p>
      <text:p text:style-name="P8"><text:span text:style-name="T7">It seems I was dead wrong actually, in this case node B comes out on top. In fact, the results seem to be thrown on their heads – node C for example is now the last place compared to the old nodes. And similarly, the “incestuous” nodes of E, F, </text:span><text:span text:style-name="T10">and G</text:span><text:span text:style-name="T7"> almost immediately fall down to zero. G doesn’t even stand a chance! </text:span><text:a xlink:type="simple" xlink:href="https://github.com/hanleyc01/LIN-313/blob/main/pagerank/src/main.rs" text:style-name="Internet_20_link" text:visited-style-name="Visited_20_Internet_20_Link"><text:span text:style-name="T10">Here’s a link to the code as well :) </text:span></text:a></text:p>
      <text:p text:style-name="P23"/>
      <text:p text:style-name="P24">Problem 3.</text:p>
      <text:p text:style-name="P11">3.i. <text:span text:style-name="T5">I think that the conjunction between two search terms ought to limit the search results, as we’re saying that the search result </text:span>must<text:span text:style-name="T5"> contain both of these terms. So anything that might have one or the other is excluded. </text:span><text:span text:style-name="T6">We can think of this actually just by inspecting the truth table for conjunction, the sentence p &amp;&amp; q is true just in case both p is true and q is true. In all other cases it is false. So, 1/3 of all search results that contain either p or q are included. The rest are thrown out.</text:span></text:p>
      <text:p text:style-name="P27"><text:span text:style-name="T12">3.ii.</text:span><text:span text:style-name="T13"> I think that the disjunction between two terms does limit the search results to some extent, as it forces the result to contain either the first term or the second term, but it does not limit it to the same extent as conjunction. </text:span><text:span text:style-name="T14">We can think of this gain by looking at a semantic interpretation of the sentence p || q, which is true just in case either p is true, or q is true.</text:span></text:p>
      <text:p text:style-name="P12">3.iii.<text:span text:style-name="T5"> I think that negating a search term ought to produce really anything. The results it produces are just one step below looking at an index of everything that Google has logged (maybe if the negated </text:span><text:soft-page-break/><text:span text:style-name="T5">terms are very general?). </text:span><text:span text:style-name="T6">Thinking of it regarding sets, suppose we have the set <text:s/>A = {apple, apple, orange, orange, orange, lemonade, lemonade, caffeine}. If we were to search for <text:s/>the difference of {caffeine} \ A, we would get {apple, apple, orange, orange, orange, orange, lemonade, lemonade}. If we think of these operations are the steps in applying a search, then we can say that {caffeine} \ A is the result of our search, and as we can see, the range of possible search terms is only decreased by a single term. But, we can also think about negating non-singleton sets, so for example, the difference {apple, orange, lemonade, caffeine} \ A produces the empty set {}. In this case we’ve completely excluded any possible search result.</text:span></text:p>
      <text:p text:style-name="P36"/>
      <text:p text:style-name="P9"><text:span text:style-name="T6">P</text:span><text:span text:style-name="T5">roblem 4.</text:span></text:p>
      <text:p text:style-name="P37">I created a monster, but it does the job!</text:p>
      <text:p text:style-name="Preformatted_20_Text">/^[1-9]+\w+ [A-Z]\w+ *\d*\w+\ *\w*, \w+( \w* *\w*) *\d*$/</text:p>
      <text:p text:style-name="Preformatted_20_Text"/>
      <text:p text:style-name="P26">Which matches:</text:p>
      <text:p text:style-name="P26"/>
      <text:p text:style-name="P26">1234 East 23rd Street, Austin TX 78712</text:p>
      <text:p text:style-name="P26">12A Something Lane, Experiment GA 12121</text:p>
      <text:p text:style-name="P26">9876 Research Avenue, Las Cruces NM 57501</text:p>
      <text:p text:style-name="P26">9201 Colberg Dr, Austin TX 787749</text:p>
      <text:p text:style-name="P26">146 Eiglehart Rd, Austin TX 78737</text:p>
      <text:p text:style-name="P26"/>
      <text:p text:style-name="P26">(It kind of looks like a dance scene near the end).</text:p>
      <text:p text:style-name="P26"/>
      <text:p text:style-name="P31">Problem 5.</text:p>
      <text:p text:style-name="P32"/>
      <text:p text:style-name="P32"><text:span text:style-name="T4">5.i. </text:span>I think that it is impossible to talk about the amount of books in the Library of Babel because, at least it seemed to me, the definition being every possible combination of 22 letters, or from the website, 1,312,000 characters, we can think abou<text:span text:style-name="T17">t an infinity of combinations. For example, the repeating letter “aaaaaa…” is a unique combination of our 22 character set, and are as many of these as there are letters. Similarly, “abaaaa…”, “abbaaaaa…”, and every other possible change is also present.</text:span></text:p>
      <text:p text:style-name="P33"><text:span text:style-name="T15"><text:tab/></text:span><text:span text:style-name="T16">A similar problem exists in physics where, “</text:span><text:span text:style-name="T17">Statements like ‘a quantity x has a completely definite value’ (expressed by a real number and represented by a point in the mathematical continuum) seem to me to have no physical meaning” </text:span><text:span text:style-name="T18">(</text:span><text:a xlink:type="simple" xlink:href="https://link.springer.com/article/10.1007/s11229-021-03378-z" text:style-name="Internet_20_link" text:visited-style-name="Visited_20_Internet_20_Link"><text:span text:style-name="T18">quoted in this article by Nicolas Gisin</text:span></text:a><text:span text:style-name="T18">). We’re introducing for ourselves a definition which necessarily implies talking about definite quantities and magnitudes as nonsensical. It also reminds me of recursive definitions, like “if p is a well-formed formula, and q is a well-formed formula, then p &amp;&amp; q is a well-formed formula…”</text:span></text:p>
      <text:p text:style-name="P40"/>
      <text:p text:style-name="P34"><text:soft-page-break/><text:span text:style-name="T11">5.ii.</text:span><text:span text:style-name="T17"> I think the simplest way we can talk about the Library of Babel is to maybe compare to a linked list. If we say that </text:span><text:span text:style-name="T11">c</text:span><text:span text:style-name="T17"> is one of the 22 possible characters, then we can say, the Library of Babel text is either the empty set Nothing, or it is the Construction of some </text:span><text:span text:style-name="T11">c</text:span><text:span text:style-name="T17"> to another Library of Babel text. So {} is part of the Library of Babel, but so is the Construction(</text:span><text:span text:style-name="T11">c</text:span><text:span text:style-name="T17">, {}). Similarly, the Construction(</text:span><text:span text:style-name="T11">c</text:span><text:span text:style-name="T17">, Construction(</text:span><text:span text:style-name="T11">c</text:span><text:span text:style-name="T17">, {})) is part of the Library of Babel.</text:span></text:p>
      <text:p text:style-name="P41"><text:tab/>To do a simple test if whether something is in the Library of Babel, we match it to either being the empty set of Nothing, or we say that it is the Construction of something else to something else. Then we match on this Construction of something else to something else, and see if it is the empty set, or if it is also a Construction of something else to something else, etc. Haskell actually has a really expressive way to say this:</text:p>
      <text:p text:style-name="P41"/>
      <text:p text:style-name="P30">data Text = Nothing | Cons c Text</text:p>
      <text:p text:style-name="P41"/>
      <text:p text:style-name="P41">And we can verify something as being a text through a recursive function</text:p>
      <text:p text:style-name="Preformatted_20_Text"/>
      <text:p text:style-name="P30">isText :: Text → Bool</text:p>
      <text:p text:style-name="P30">isText text =</text:p>
      <text:p text:style-name="P30"><text:s text:c="2"/>case text of</text:p>
      <text:p text:style-name="P30"><text:s text:c="4"/>Nothing → True</text:p>
      <text:p text:style-name="P30"><text:s text:c="4"/>Cons c’ → isText c’</text:p>
      <text:p text:style-name="P30"><text:s text:c="4"/>_ → <text:span text:style-name="T21">False </text:span></text:p>
      <text:p text:style-name="P30"><text:s text:c="2"/>/- <text:span text:style-name="T21">the “hole” case</text:span> -/</text:p>
      <text:p text:style-name="P30"/>
      <text:p text:style-name="P25">As you can see, the function recursively descends the entire tree to determine if something is indeed a Text.</text:p>
      <text:p text:style-name="P25"/>
      <text:p text:style-name="P4">Problem 6.</text:p>
      <text:p text:style-name="P4"/>
      <text:p text:style-name="P14">6.i.<text:span text:style-name="T19"> </text:span><text:span text:style-name="T5">We can look for different forms of a verb by using an all-uppercase form of the verb, so for example searching for different forms of eat, we can search EAT.</text:span></text:p>
      <text:p text:style-name="P38"/>
      <text:p text:style-name="P38">I searched for KEEP, and in total, it returned “KEEP THE” 88820 times, “KEEP IT” 42313 times, and the next form of the verb “KEEPING THE” returned 22146 total occurrences. <text:span text:style-name="T20">I was limited to searching for KEEP *, as the search for KEEP by itself apparently provided too many results.</text:span></text:p>
      <text:p text:style-name="P38"/>
      <text:p text:style-name="P15">6.ii. <text:span text:style-name="T5"><text:s/>I just used google search’s “synonyms for…” <text:s/>function and got back as synonyms for “keep”: “remain”, “continue to be”, “stay”, “maintenance”, “upkeep”, “support”, “fortress”, “fort”, “stronghold”, and “tower” (and a few others.</text:span></text:p>
      <text:p text:style-name="P39"/>
      <text:p text:style-name="P15">6.iii.<text:span text:style-name="T5"> I think while saying that “keep” and “continue to be” are synonyms, they definitely are used differently. For example, “I will do my best to keep in shape and continue to be appealing to you”, and “While the people of God keep the covenant, they continue to be his people”. Keep here, while being a verb as well, seems to be more associated with adjectives, so I “keep healthy”- but that’s a hard generalization that gets broken with “keep the covenant” and “continue to be watchful”.</text:span></text:p>
      <text:p text:style-name="P15"><text:soft-page-break/><text:span text:style-name="T5"/></text:p>
      <text:p text:style-name="P15"><text:span text:style-name="T5"/></text:p>
      <text:p text:style-name="P46">6.iv.<text:span text:style-name="T5"> Here’s a little table for the results:</text:span></text:p>
      <table:table table:name="Table2" table:style-name="Table2">
        <table:table-column table:style-name="Table2.A" table:number-columns-repeated="4"/>
        <table:table-row table:style-name="TableLine94245806213584">
          <table:table-cell table:style-name="Table2.A1" office:value-type="string">
            <text:p text:style-name="P49">KEEP *</text:p>
          </table:table-cell>
          <table:table-cell table:style-name="Table2.A1" office:value-type="string">
            <text:p text:style-name="P49">CONTINUE TO BE * (these are actually a selection from the top 20, because the first 10 are practically a repeat of CONTINUE TO BE + DETERMINER)</text:p>
          </table:table-cell>
          <table:table-cell table:style-name="Table2.A1" office:value-type="string">
            <text:p text:style-name="P49">KEEP * ADJ NOUN</text:p>
          </table:table-cell>
          <table:table-cell table:style-name="Table2.D1" office:value-type="string">
            <text:p text:style-name="P49">CONTINUE TO BE * ADJ NOUN</text:p>
          </table:table-cell>
        </table:table-row>
        <table:table-row table:style-name="TableLine94245806213584">
          <table:table-cell table:style-name="Table2.A2" office:value-type="string">
            <text:p text:style-name="P49">KEEP THE</text:p>
          </table:table-cell>
          <table:table-cell table:style-name="Table2.A2" office:value-type="string">
            <text:p text:style-name="P49">CONTINUES TO BE A</text:p>
          </table:table-cell>
          <table:table-cell table:style-name="Table2.A2" office:value-type="string">
            <text:p text:style-name="P49">KEEP AN OPEN MIND</text:p>
          </table:table-cell>
          <table:table-cell table:style-name="Table2.D2" office:value-type="string">
            <text:p text:style-name="P49">CONTINUE TO BE AN INTEGRAL PART</text:p>
          </table:table-cell>
        </table:table-row>
        <table:table-row table:style-name="TableLine94245806213584">
          <table:table-cell table:style-name="Table2.A2" office:value-type="string">
            <text:p text:style-name="P49">KEEP IT</text:p>
          </table:table-cell>
          <table:table-cell table:style-name="Table2.A2" office:value-type="string">
            <text:p text:style-name="P49">CONTINUE TO BE A</text:p>
          </table:table-cell>
          <table:table-cell table:style-name="Table2.A2" office:value-type="string">
            <text:p text:style-name="P49">KEEP A LOW PROFILE</text:p>
          </table:table-cell>
          <table:table-cell table:style-name="Table2.D2" office:value-type="string">
            <text:p text:style-name="P49">CONTINUES TO BE A MAJOR CONCERN</text:p>
          </table:table-cell>
        </table:table-row>
        <table:table-row table:style-name="TableLine94245806213584">
          <table:table-cell table:style-name="Table2.A2" office:value-type="string">
            <text:p text:style-name="P49">KEEP YOUR</text:p>
          </table:table-cell>
          <table:table-cell table:style-name="Table2.A2" office:value-type="string">
            <text:p text:style-name="P49">CONTINUE TO BE THE</text:p>
          </table:table-cell>
          <table:table-cell table:style-name="Table2.A2" office:value-type="string">
            <text:p text:style-name="P49">KEEP A CLOSE EYE</text:p>
          </table:table-cell>
          <table:table-cell table:style-name="Table2.D2" office:value-type="string">
            <text:p text:style-name="P49">CONTINUES TO BE A MAJOR PROBLEM</text:p>
          </table:table-cell>
        </table:table-row>
        <table:table-row table:style-name="TableLine94245806213584">
          <table:table-cell table:style-name="Table2.A2" office:value-type="string">
            <text:p text:style-name="P49">KEEP UP</text:p>
          </table:table-cell>
          <table:table-cell table:style-name="Table2.A2" office:value-type="string">
            <text:p text:style-name="P49">CONTINUES TO BE A</text:p>
          </table:table-cell>
          <table:table-cell table:style-name="Table2.A2" office:value-type="string">
            <text:p text:style-name="P49">KEEPING A CLOSE EYE</text:p>
          </table:table-cell>
          <table:table-cell table:style-name="Table2.D2" office:value-type="string">
            <text:p text:style-name="P49">CONTINUE TO BE A DRIVING FORCE</text:p>
          </table:table-cell>
        </table:table-row>
        <table:table-row table:style-name="TableLine94245806213584">
          <table:table-cell table:style-name="Table2.A2" office:value-type="string">
            <text:p text:style-name="P49">KEEP IN</text:p>
          </table:table-cell>
          <table:table-cell table:style-name="Table2.A2" office:value-type="string">
            <text:p text:style-name="P49">CONTINUES TO BE AN</text:p>
          </table:table-cell>
          <table:table-cell table:style-name="Table2.A2" office:value-type="string">
            <text:p text:style-name="P49">KEEP A STRAIGHT FACE</text:p>
          </table:table-cell>
          <table:table-cell table:style-name="Table2.D2" office:value-type="string">
            <text:p text:style-name="P49">CONTINUE TO BE A HIGH PRIORITY</text:p>
          </table:table-cell>
        </table:table-row>
        <table:table-row table:style-name="TableLine94245806213584">
          <table:table-cell table:style-name="Table2.A2" office:value-type="string">
            <text:p text:style-name="P49">KEEP A</text:p>
          </table:table-cell>
          <table:table-cell table:style-name="Table2.A2" office:value-type="string">
            <text:p text:style-name="P49">CONTINUE TO BE ,</text:p>
          </table:table-cell>
          <table:table-cell table:style-name="Table2.A2" office:value-type="string">
            <text:p text:style-name="P49">KEPT A LOW PROFILE</text:p>
          </table:table-cell>
          <table:table-cell table:style-name="Table2.D2" office:value-type="string">
            <text:p text:style-name="P49">CONTINUE TO BE A MAJOR PROBLEM</text:p>
          </table:table-cell>
        </table:table-row>
        <table:table-row table:style-name="TableLine94245806213584">
          <table:table-cell table:style-name="Table2.A2" office:value-type="string">
            <text:p text:style-name="P49">KEEP THEM</text:p>
          </table:table-cell>
          <table:table-cell table:style-name="Table2.A2" office:value-type="string">
            <text:p text:style-name="P49">CONTINUE TO BE IN</text:p>
          </table:table-cell>
          <table:table-cell table:style-name="Table2.A2" office:value-type="string">
            <text:p text:style-name="P49">KEEPING A LOW PROFILE</text:p>
          </table:table-cell>
          <table:table-cell table:style-name="Table2.D2" office:value-type="string">
            <text:p text:style-name="P49">CONTINUE TO BE AN IMPORTANT PART</text:p>
          </table:table-cell>
        </table:table-row>
        <table:table-row table:style-name="TableLine94245806213584">
          <table:table-cell table:style-name="Table2.A2" office:value-type="string">
            <text:p text:style-name="P49">KEEP YOU</text:p>
          </table:table-cell>
          <table:table-cell table:style-name="Table2.A2" office:value-type="string">
            <text:p text:style-name="P49">CONTINUE TO BE ONE</text:p>
          </table:table-cell>
          <table:table-cell table:style-name="Table2.A2" office:value-type="string">
            <text:p text:style-name="P49">KEEPING AN OPEN MIND</text:p>
          </table:table-cell>
          <table:table-cell table:style-name="Table2.D2" office:value-type="string">
            <text:p text:style-name="P49">CONTINUES TO BE A HOT TOPIC</text:p>
          </table:table-cell>
        </table:table-row>
        <table:table-row table:style-name="TableLine94245806213584">
          <table:table-cell table:style-name="Table2.A2" office:value-type="string">
            <text:p text:style-name="P49">KEEPING THE</text:p>
          </table:table-cell>
          <table:table-cell table:style-name="Table2.A2" office:value-type="string">
            <text:p text:style-name="P49">CONTINUE TO BE SO</text:p>
          </table:table-cell>
          <table:table-cell table:style-name="Table2.A2" office:value-type="string">
            <text:p text:style-name="P49">KEEP A CLOSE WATCH</text:p>
          </table:table-cell>
          <table:table-cell table:style-name="Table2.D2" office:value-type="string">
            <text:p text:style-name="P49">CONTINUES TO BE A TOP PRIORITY</text:p>
          </table:table-cell>
        </table:table-row>
        <table:table-row table:style-name="TableLine94245806213584">
          <table:table-cell table:style-name="Table2.A2" office:value-type="string">
            <text:p text:style-name="P49">KEPT THE</text:p>
          </table:table-cell>
          <table:table-cell table:style-name="Table2.A2" office:value-type="string">
            <text:p text:style-name="P49">CONTINUE TO BE ABLE</text:p>
          </table:table-cell>
          <table:table-cell table:style-name="Table2.A2" office:value-type="string">
            <text:p text:style-name="P49">KEPT A CLOSE EYE</text:p>
          </table:table-cell>
          <table:table-cell table:style-name="Table2.D2" office:value-type="string">
            <text:p text:style-name="P49">CONTINUE TO BE A COMPETITIVE PARTY</text:p>
          </table:table-cell>
        </table:table-row>
      </table:table>
      <text:p text:style-name="P46"><text:span text:style-name="T5"/></text:p>
      <text:p text:style-name="P47">6.v.<text:span text:style-name="T5"> </text:span>and vi. <text:span text:style-name="T5">For the search “PRON KEEP * ADJ NOUN”, the top results are either “YOU …”, “I …”, or “WE …”, with a single “HE …”, whereas for “PRON CONTINUE TO BE *”, the top pronouns are “IT …”, “I …”, “HE …”, “SHE …”, “THEY …”, and “WE …”. At least, intuitively, from my understanding of English, this does make sense. I just don’t know if my hypothesis approaches actually what’s going on in the difference, and I find it hard to try and point out how “keep” and “continue to be”.</text:span></text:p>
      <text:p text:style-name="P47"><text:soft-page-break/><text:span text:style-name="T5"/></text:p>
      <text:p text:style-name="P47"><text:span text:style-name="T5"/></text:p>
      <text:p text:style-name="P42">Bonus 1.</text:p>
      <text:p text:style-name="P43"><text:span text:style-name="T1">I think that the relationship between prior knowledge of a topic and the structure of a database being searched is actually directly proportional to the amount of time one would have to take to navigate the database in search for the information you desire. Very wordy way of putting “knowing what your looking for is a lot easier than not”, but I think it makes some very intuitive sense. For example, the Corpus that we used is a lot easier for us to navigate if we have at least a passing knowledge about regular expressions </text:span><text:span text:style-name="T3">because</text:span><text:span text:style-name="T1"> of the structure that the corpus has (i.e., the metadata or whatever that is provided and can be searched through). I think even in the case of an “unstructured” database, what we’re doing either way is creating a structure, either beforehand or </text:span><text:span text:style-name="T2">afterwords, and if we have an effective knowledge about the way that this database is structured we can produce amazing results.</text:span></text:p>
      <text:p text:style-name="P43"><text:span text:style-name="T2"/></text:p>
      <text:p text:style-name="P43"><text:span text:style-name="T21">Bonus 2.</text:span></text:p>
      <text:p text:style-name="P43"><text:span text:style-name="T1"><text:s/></text:span><text:span text:style-name="T2">I searched both the BNC and COCAE for “* NOT *”, which I think should provide some information about auxiliary verbs.</text:span></text:p>
      <text:p text:style-name="P43"><text:span text:style-name="T2"><text:tab/>For COCAE, the top results are “IS NOT A”, “CAN NOT BE”, “’S NOT A”, “MAY NOT BE”, “I’M NOT SURE”, “WILL NOT BE”, “HE’S NOT THE”, “YOU’RE NOT GOING”; and for BNC, the top results are “CAN NOT BE”, “IS NOT A”, “WILL NOT BE”, “SHOULD NOT BE”, “WOULD NOT BE”, “IS NOT THE”, “MAY NOT BE”, and “HAD NOT BEEN’.</text:span></text:p>
      <text:p text:style-name="P43"><text:span text:style-name="T2"><text:tab/>I think the main difference to note is the more prominent use of contractions in American English, NOT seems to be often paired a pronoun+verb contraction, whereas this does not seem to be as popular for British English. That being said, I think I can also talk about some anecdotal experience about how I (and other speakers of American English), really seem to enjoy in our speech the contraction of “not” itself into “don’t”, or “ain’t”, or “isn’t” or “couldn’t”. But, that being said, I’m not sure if that is the for British English (though I can’t imagine that they don’t use contraction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Times" svg:font-family="Times"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 style:font-family-complex="'Noto Sans Devanagari'" style:font-family-generic-complex="swiss" style:language-complex="zxx" style:country-complex="non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2T18:36:07.170186336</meta:creation-date>
    <dc:date>2022-07-24T16:02:31.968149497</dc:date>
    <meta:editing-duration>PT39M49S</meta:editing-duration>
    <meta:editing-cycles>3</meta:editing-cycles>
    <meta:generator>LibreOffice/7.3.5.2$Linux_X86_64 LibreOffice_project/184fe81b8c8c30d8b5082578aee2fed2ea847c01</meta:generator>
    <meta:document-statistic meta:table-count="2" meta:image-count="0" meta:object-count="2" meta:page-count="8" meta:paragraph-count="217" meta:word-count="2535" meta:character-count="14091" meta:non-whitespace-character-count="11741"/>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7" style:family="chart" style:data-style-name="N0">
      <style:chart-properties chart:symbol-type="none" chart:link-data-style-to-source="true"/>
      <style:graphic-properties svg:stroke-width="0.08cm" svg:stroke-color="#ff420e" draw:fill-color="#ff420e" dr3d:edge-rounding="5%"/>
      <style:text-properties fo:font-size="10pt" style:font-size-asian="10pt" style:font-size-complex="10pt"/>
    </style:style>
    <style:style style:name="ch8" style:family="chart" style:data-style-name="N0">
      <style:chart-properties chart:symbol-type="none" chart:link-data-style-to-source="true"/>
      <style:graphic-properties svg:stroke-width="0.08cm" svg:stroke-color="#ffd320" draw:fill-color="#ffd320" dr3d:edge-rounding="5%"/>
      <style:text-properties fo:font-size="10pt" style:font-size-asian="10pt" style:font-size-complex="10pt"/>
    </style:style>
    <style:style style:name="ch9" style:family="chart" style:data-style-name="N0">
      <style:chart-properties chart:symbol-type="none" chart:link-data-style-to-source="true"/>
      <style:graphic-properties svg:stroke-width="0.08cm" svg:stroke-color="#579d1c" draw:fill-color="#579d1c"/>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7.912cm" svg:height="10.082cm" xlink:href=".." xlink:type="simple" chart:class="chart:line" chart:style-name="ch1">
        <chart:legend chart:legend-position="end" svg:x="15.192cm" svg:y="3.983cm" style:legend-expansion="high" chart:style-name="ch2"/>
        <chart:plot-area chart:style-name="ch3" table:cell-range-address="Table1.$A$2:.$A$23 Table1.$B$1:.$E$23" chart:data-source-has-labels="both" svg:x="0.484cm" svg:y="0.165cm" svg:width="14.165cm" svg:height="9.463cm">
          <chart:coordinate-region svg:x="1.556cm" svg:y="0.368cm" svg:width="12.951cm" svg:height="7.661cm"/>
          <chart:axis chart:dimension="x" chart:name="primary-x" chart:style-name="ch4" chartooo:axis-type="auto">
            <chartooo:date-scale/>
            <chart:categories table:cell-range-address="Table1.$A$2:.$A$23"/>
          </chart:axis>
          <chart:axis chart:dimension="y" chart:name="primary-y" chart:style-name="ch4">
            <chart:grid chart:style-name="ch5" chart:class="major"/>
          </chart:axis>
          <chart:series chart:style-name="ch6" chart:values-cell-range-address="Table1.$B$2:.$B$23" chart:label-cell-address="Table1.$B$1" chart:class="chart:line">
            <chart:data-point chart:repeated="22"/>
          </chart:series>
          <chart:series chart:style-name="ch7" chart:values-cell-range-address="Table1.$C$2:.$C$23" chart:label-cell-address="Table1.$C$1" chart:class="chart:line">
            <chart:data-point chart:repeated="22"/>
          </chart:series>
          <chart:series chart:style-name="ch8" chart:values-cell-range-address="Table1.$D$2:.$D$23" chart:label-cell-address="Table1.$D$1" chart:class="chart:line">
            <chart:data-point chart:repeated="22"/>
          </chart:series>
          <chart:series chart:style-name="ch9" chart:values-cell-range-address="Table1.$E$2:.$E$23" chart:label-cell-address="Table1.$E$1" chart:class="chart:line">
            <chart:data-point chart:repeated="22"/>
          </chart:series>
          <chart:wall chart:style-name="ch10"/>
          <chart:floor chart:style-name="ch11"/>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NODE A</text:p>
                <draw:g>
                  <svg:desc>Table1.$B$1</svg:desc>
                </draw:g>
              </table:table-cell>
              <table:table-cell office:value-type="string">
                <text:p>NODE B</text:p>
                <draw:g>
                  <svg:desc>Table1.$C$1</svg:desc>
                </draw:g>
              </table:table-cell>
              <table:table-cell office:value-type="string">
                <text:p>NODE C</text:p>
                <draw:g>
                  <svg:desc>Table1.$D$1</svg:desc>
                </draw:g>
              </table:table-cell>
              <table:table-cell office:value-type="string">
                <text:p>NODE D</text:p>
                <draw:g>
                  <svg:desc>Table1.$E$1</svg:desc>
                </draw:g>
              </table:table-cell>
            </table:table-row>
          </table:table-header-rows>
          <table:table-rows>
            <table:table-row>
              <table:table-cell office:value-type="string">
                <text:p>Round 1</text:p>
                <draw:g>
                  <svg:desc>Table1.$A$2:.$A$23</svg:desc>
                </draw:g>
              </table:table-cell>
              <table:table-cell office:value-type="float" office:value="0.375">
                <text:p>0.375</text:p>
                <draw:g>
                  <svg:desc>Table1.$B$2:.$B$23</svg:desc>
                </draw:g>
              </table:table-cell>
              <table:table-cell office:value-type="float" office:value="0.375">
                <text:p>0.375</text:p>
                <draw:g>
                  <svg:desc>Table1.$C$2:.$C$23</svg:desc>
                </draw:g>
              </table:table-cell>
              <table:table-cell office:value-type="float" office:value="0.125">
                <text:p>0.125</text:p>
                <draw:g>
                  <svg:desc>Table1.$D$2:.$D$23</svg:desc>
                </draw:g>
              </table:table-cell>
              <table:table-cell office:value-type="float" office:value="0.125">
                <text:p>0.125</text:p>
                <draw:g>
                  <svg:desc>Table1.$E$2:.$E$23</svg:desc>
                </draw:g>
              </table:table-cell>
            </table:table-row>
            <table:table-row>
              <table:table-cell office:value-type="string">
                <text:p>Round 2</text:p>
              </table:table-cell>
              <table:table-cell office:value-type="float" office:value="0.3125">
                <text:p>0.3125</text:p>
              </table:table-cell>
              <table:table-cell office:value-type="float" office:value="0.4375">
                <text:p>0.4375</text:p>
              </table:table-cell>
              <table:table-cell office:value-type="float" office:value="0.625">
                <text:p>0.625</text:p>
              </table:table-cell>
              <table:table-cell office:value-type="float" office:value="0.1875">
                <text:p>0.1875</text:p>
              </table:table-cell>
            </table:table-row>
            <table:table-row>
              <table:table-cell office:value-type="string">
                <text:p>Round 3</text:p>
              </table:table-cell>
              <table:table-cell office:value-type="float" office:value="0.34375">
                <text:p>0.34375</text:p>
              </table:table-cell>
              <table:table-cell office:value-type="float" office:value="0.34375">
                <text:p>0.34375</text:p>
              </table:table-cell>
              <table:table-cell office:value-type="float" office:value="0.9375">
                <text:p>0.9375</text:p>
              </table:table-cell>
              <table:table-cell office:value-type="float" office:value="0.21875">
                <text:p>0.21875</text:p>
              </table:table-cell>
            </table:table-row>
            <table:table-row>
              <table:table-cell office:value-type="string">
                <text:p>Round 4</text:p>
              </table:table-cell>
              <table:table-cell office:value-type="float" office:value="0.328125">
                <text:p>0.328125</text:p>
              </table:table-cell>
              <table:table-cell office:value-type="float" office:value="0.390625">
                <text:p>0.390625</text:p>
              </table:table-cell>
              <table:table-cell office:value-type="float" office:value="0.109375">
                <text:p>0.109375</text:p>
              </table:table-cell>
              <table:table-cell office:value-type="float" office:value="0.171875">
                <text:p>0.171875</text:p>
              </table:table-cell>
            </table:table-row>
            <table:table-row>
              <table:table-cell office:value-type="string">
                <text:p>Round 5</text:p>
              </table:table-cell>
              <table:table-cell office:value-type="float" office:value="0.3359375">
                <text:p>0.3359375</text:p>
              </table:table-cell>
              <table:table-cell office:value-type="float" office:value="0.3828125">
                <text:p>0.3828125</text:p>
              </table:table-cell>
              <table:table-cell office:value-type="float" office:value="0.859375">
                <text:p>0.859375</text:p>
              </table:table-cell>
              <table:table-cell office:value-type="float" office:value="0.1953125">
                <text:p>0.1953125</text:p>
              </table:table-cell>
            </table:table-row>
            <table:table-row>
              <table:table-cell office:value-type="string">
                <text:p>Round 6</text:p>
              </table:table-cell>
              <table:table-cell office:value-type="float" office:value="0.33203125">
                <text:p>0.33203125</text:p>
              </table:table-cell>
              <table:table-cell office:value-type="float" office:value="0.37890625">
                <text:p>0.37890625</text:p>
              </table:table-cell>
              <table:table-cell office:value-type="float" office:value="0.9765625">
                <text:p>0.9765625</text:p>
              </table:table-cell>
              <table:table-cell office:value-type="float" office:value="0.19140625">
                <text:p>0.19140625</text:p>
              </table:table-cell>
            </table:table-row>
            <table:table-row>
              <table:table-cell office:value-type="string">
                <text:p>Round 7</text:p>
              </table:table-cell>
              <table:table-cell office:value-type="float" office:value="0.33398438">
                <text:p>0.33398438</text:p>
              </table:table-cell>
              <table:table-cell office:value-type="float" office:value="0.38085938">
                <text:p>0.38085938</text:p>
              </table:table-cell>
              <table:table-cell office:value-type="float" office:value="0.95703125">
                <text:p>0.95703125</text:p>
              </table:table-cell>
              <table:table-cell office:value-type="float" office:value="0.18945313">
                <text:p>0.18945313</text:p>
              </table:table-cell>
            </table:table-row>
            <table:table-row>
              <table:table-cell office:value-type="string">
                <text:p>Round 8</text:p>
              </table:table-cell>
              <table:table-cell office:value-type="float" office:value="0.3330078">
                <text:p>0.3330078</text:p>
              </table:table-cell>
              <table:table-cell office:value-type="float" office:value="0.38183594">
                <text:p>0.38183594</text:p>
              </table:table-cell>
              <table:table-cell office:value-type="float" office:value="0.9472656">
                <text:p>0.9472656</text:p>
              </table:table-cell>
              <table:table-cell office:value-type="float" office:value="0.19042969">
                <text:p>0.19042969</text:p>
              </table:table-cell>
            </table:table-row>
            <table:table-row>
              <table:table-cell office:value-type="string">
                <text:p>Round 9</text:p>
              </table:table-cell>
              <table:table-cell office:value-type="float" office:value="0.3334961">
                <text:p>0.3334961</text:p>
              </table:table-cell>
              <table:table-cell office:value-type="float" office:value="0.3803711">
                <text:p>0.3803711</text:p>
              </table:table-cell>
              <table:table-cell office:value-type="float" office:value="0.95214844">
                <text:p>0.95214844</text:p>
              </table:table-cell>
              <table:table-cell office:value-type="float" office:value="0.19091797">
                <text:p>0.19091797</text:p>
              </table:table-cell>
            </table:table-row>
            <table:table-row>
              <table:table-cell office:value-type="string">
                <text:p>Round 10</text:p>
              </table:table-cell>
              <table:table-cell office:value-type="float" office:value="0.33325195">
                <text:p>0.33325195</text:p>
              </table:table-cell>
              <table:table-cell office:value-type="float" office:value="0.38110352">
                <text:p>0.38110352</text:p>
              </table:table-cell>
              <table:table-cell office:value-type="float" office:value="0.95458984">
                <text:p>0.95458984</text:p>
              </table:table-cell>
              <table:table-cell office:value-type="float" office:value="0.19018555">
                <text:p>0.19018555</text:p>
              </table:table-cell>
            </table:table-row>
            <table:table-row>
              <table:table-cell office:value-type="string">
                <text:p>Round 11</text:p>
              </table:table-cell>
              <table:table-cell office:value-type="float" office:value="0.33337402">
                <text:p>0.33337402</text:p>
              </table:table-cell>
              <table:table-cell office:value-type="float" office:value="0.38098145">
                <text:p>0.38098145</text:p>
              </table:table-cell>
              <table:table-cell office:value-type="float" office:value="0.9509277">
                <text:p>0.9509277</text:p>
              </table:table-cell>
              <table:table-cell office:value-type="float" office:value="0.19055176">
                <text:p>0.19055176</text:p>
              </table:table-cell>
            </table:table-row>
            <table:table-row>
              <table:table-cell office:value-type="string">
                <text:p>Round 12</text:p>
              </table:table-cell>
              <table:table-cell office:value-type="float" office:value="0.333313">
                <text:p>0.333313</text:p>
              </table:table-cell>
              <table:table-cell office:value-type="float" office:value="0.3809204">
                <text:p>0.3809204</text:p>
              </table:table-cell>
              <table:table-cell office:value-type="float" office:value="0.9527588">
                <text:p>0.9527588</text:p>
              </table:table-cell>
              <table:table-cell office:value-type="float" office:value="0.19049072">
                <text:p>0.19049072</text:p>
              </table:table-cell>
            </table:table-row>
            <table:table-row>
              <table:table-cell office:value-type="string">
                <text:p>Round 13</text:p>
              </table:table-cell>
              <table:table-cell office:value-type="float" office:value="0.3333435">
                <text:p>0.3333435</text:p>
              </table:table-cell>
              <table:table-cell office:value-type="float" office:value="0.38095093">
                <text:p>0.38095093</text:p>
              </table:table-cell>
              <table:table-cell office:value-type="float" office:value="0.9524536">
                <text:p>0.9524536</text:p>
              </table:table-cell>
              <table:table-cell office:value-type="float" office:value="0.1904602">
                <text:p>0.1904602</text:p>
              </table:table-cell>
            </table:table-row>
            <table:table-row>
              <table:table-cell office:value-type="string">
                <text:p>Round 14</text:p>
              </table:table-cell>
              <table:table-cell office:value-type="float" office:value="0.33332825">
                <text:p>0.33332825</text:p>
              </table:table-cell>
              <table:table-cell office:value-type="float" office:value="0.3809662">
                <text:p>0.3809662</text:p>
              </table:table-cell>
              <table:table-cell office:value-type="float" office:value="0.952301">
                <text:p>0.952301</text:p>
              </table:table-cell>
              <table:table-cell office:value-type="float" office:value="0.19047546">
                <text:p>0.19047546</text:p>
              </table:table-cell>
            </table:table-row>
            <table:table-row>
              <table:table-cell office:value-type="string">
                <text:p>Round 15</text:p>
              </table:table-cell>
              <table:table-cell office:value-type="float" office:value="0.33333588">
                <text:p>0.33333588</text:p>
              </table:table-cell>
              <table:table-cell office:value-type="float" office:value="0.3809433">
                <text:p>0.3809433</text:p>
              </table:table-cell>
              <table:table-cell office:value-type="float" office:value="0.9523773">
                <text:p>0.9523773</text:p>
              </table:table-cell>
              <table:table-cell office:value-type="float" office:value="0.1904831">
                <text:p>0.1904831</text:p>
              </table:table-cell>
            </table:table-row>
            <table:table-row>
              <table:table-cell office:value-type="string">
                <text:p>Round 16</text:p>
              </table:table-cell>
              <table:table-cell office:value-type="float" office:value="0.33333206">
                <text:p>0.33333206</text:p>
              </table:table-cell>
              <table:table-cell office:value-type="float" office:value="0.38095474">
                <text:p>0.38095474</text:p>
              </table:table-cell>
              <table:table-cell office:value-type="float" office:value="0.9524155">
                <text:p>0.9524155</text:p>
              </table:table-cell>
              <table:table-cell office:value-type="float" office:value="0.19047165">
                <text:p>0.19047165</text:p>
              </table:table-cell>
            </table:table-row>
            <table:table-row>
              <table:table-cell office:value-type="string">
                <text:p>Round 17</text:p>
              </table:table-cell>
              <table:table-cell office:value-type="float" office:value="0.33333397">
                <text:p>0.33333397</text:p>
              </table:table-cell>
              <table:table-cell office:value-type="float" office:value="0.38095284">
                <text:p>0.38095284</text:p>
              </table:table-cell>
              <table:table-cell office:value-type="float" office:value="0.95235825">
                <text:p>0.95235825</text:p>
              </table:table-cell>
              <table:table-cell office:value-type="float" office:value="0.19047737">
                <text:p>0.19047737</text:p>
              </table:table-cell>
            </table:table-row>
            <table:table-row>
              <table:table-cell office:value-type="string">
                <text:p>Round 18</text:p>
              </table:table-cell>
              <table:table-cell office:value-type="float" office:value="0.33333302">
                <text:p>0.33333302</text:p>
              </table:table-cell>
              <table:table-cell office:value-type="float" office:value="0.38095188">
                <text:p>0.38095188</text:p>
              </table:table-cell>
              <table:table-cell office:value-type="float" office:value="0.95238686">
                <text:p>0.95238686</text:p>
              </table:table-cell>
              <table:table-cell office:value-type="float" office:value="0.19047642">
                <text:p>0.19047642</text:p>
              </table:table-cell>
            </table:table-row>
            <table:table-row>
              <table:table-cell office:value-type="string">
                <text:p>Round 19</text:p>
              </table:table-cell>
              <table:table-cell office:value-type="float" office:value="0.3333335">
                <text:p>0.3333335</text:p>
              </table:table-cell>
              <table:table-cell office:value-type="float" office:value="0.38095236">
                <text:p>0.38095236</text:p>
              </table:table-cell>
              <table:table-cell office:value-type="float" office:value="0.9523821">
                <text:p>0.9523821</text:p>
              </table:table-cell>
              <table:table-cell office:value-type="float" office:value="0.19047594">
                <text:p>0.19047594</text:p>
              </table:table-cell>
            </table:table-row>
            <table:table-row>
              <table:table-cell office:value-type="string">
                <text:p>Round 20</text:p>
              </table:table-cell>
              <table:table-cell office:value-type="float" office:value="0.33333325">
                <text:p>0.33333325</text:p>
              </table:table-cell>
              <table:table-cell office:value-type="float" office:value="0.3809526">
                <text:p>0.3809526</text:p>
              </table:table-cell>
              <table:table-cell office:value-type="float" office:value="0.9523797">
                <text:p>0.9523797</text:p>
              </table:table-cell>
              <table:table-cell office:value-type="float" office:value="0.19047618">
                <text:p>0.19047618</text:p>
              </table:table-cell>
            </table:table-row>
            <table:table-row>
              <table:table-cell office:value-type="string">
                <text:p>Round 21</text:p>
              </table:table-cell>
              <table:table-cell office:value-type="float" office:value="0.33333337">
                <text:p>0.33333337</text:p>
              </table:table-cell>
              <table:table-cell office:value-type="float" office:value="0.38095224">
                <text:p>0.38095224</text:p>
              </table:table-cell>
              <table:table-cell office:value-type="float" office:value="0.9523809">
                <text:p>0.9523809</text:p>
              </table:table-cell>
              <table:table-cell office:value-type="float" office:value="0.1904763">
                <text:p>0.1904763</text:p>
              </table:table-cell>
            </table:table-row>
            <table:table-row>
              <table:table-cell office:value-type="string">
                <text:p>Round 22</text:p>
              </table:table-cell>
              <table:table-cell office:value-type="float" office:value="0.3333333">
                <text:p>0.3333333</text:p>
              </table:table-cell>
              <table:table-cell office:value-type="float" office:value="0.38095242">
                <text:p>0.38095242</text:p>
              </table:table-cell>
              <table:table-cell office:value-type="float" office:value="0.9523815">
                <text:p>0.9523815</text:p>
              </table:table-cell>
              <table:table-cell office:value-type="float" office:value="0.19047612">
                <text:p>0.19047612</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184fe81b8c8c30d8b5082578aee2fed2ea847c01</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msFillGradient_20_1" draw:display-name="msFillGradient 1" draw:style="rectangular" draw:cx="50%" draw:cy="50%" draw:start-color="#ffd7d7" draw:end-color="#b4c7dc" draw:start-intensity="100%" draw:end-intensity="100%" draw:angle="90deg" draw:border="0%"/>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draw:fill="none" draw:fill-color="#d9d9d9"/>
      <style:text-properties style:text-position="0% 100%" fo:font-family="Arial" fo:font-size="10pt" style:font-size-asian="10pt" style:font-size-complex="10pt"/>
    </style:style>
    <style:style style:name="ch3" style:family="chart">
      <style:chart-properties chart:three-dimensional="true" chart:deep="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true" loext:try-staggering-first="false" chart:label-arrangement="side-by-sid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6" style:family="chart">
      <style:graphic-properties svg:stroke-color="#b3b3b3"/>
    </style:style>
    <style:style style:name="ch7" style:family="chart" style:data-style-name="N0">
      <style:chart-properties chart:display-label="true" chart:tick-marks-major-inner="true" chart:tick-marks-major-outer="true" chart:tick-marks-minor-inner="true" chart:tick-marks-minor-outer="true" chart:logarithmic="false" chart:reverse-direction="false" text:line-break="true" loext:try-staggering-first="false" chart:label-arrangement="side-by-side" chart:link-data-style-to-source="true" chart:visible="false" chart:axis-position="0" chart:tick-mark-position="at-axis"/>
      <style:graphic-properties draw:stroke="none" svg:stroke-color="#b3b3b3"/>
      <style:text-properties style:text-position="0% 100%" fo:font-size="10pt" style:font-size-asian="10pt" style:font-size-complex="10pt"/>
    </style:style>
    <style:style style:name="ch8" style:family="chart" style:data-style-name="N0">
      <style:chart-properties chart:symbol-type="none" chart:link-data-style-to-source="true" chart:label-position="right"/>
      <style:graphic-properties draw:stroke="none" draw:fill-color="#004586"/>
      <style:text-properties style:text-position="0% 100%" fo:font-family="Arial" fo:font-size="10pt" style:font-size-asian="10pt" style:font-size-complex="10pt"/>
    </style:style>
    <style:style style:name="ch9" style:family="chart" style:data-style-name="N0">
      <style:chart-properties chart:symbol-type="none" chart:link-data-style-to-source="true" chart:label-position="right"/>
      <style:graphic-properties draw:stroke="none" draw:fill-color="#ff420e"/>
      <style:text-properties style:text-position="0% 100%" fo:font-family="Arial" fo:font-size="10pt" style:font-size-asian="10pt" style:font-size-complex="10pt"/>
    </style:style>
    <style:style style:name="ch10" style:family="chart" style:data-style-name="N0">
      <style:chart-properties chart:symbol-type="none" chart:link-data-style-to-source="true" chart:label-position="right"/>
      <style:graphic-properties draw:stroke="none" draw:fill-color="#ffd320"/>
      <style:text-properties style:text-position="0% 100%" fo:font-family="Arial" fo:font-size="10pt" style:font-size-asian="10pt" style:font-size-complex="10pt"/>
    </style:style>
    <style:style style:name="ch11" style:family="chart" style:data-style-name="N0">
      <style:chart-properties chart:symbol-type="none" chart:link-data-style-to-source="true" chart:label-position="right"/>
      <style:graphic-properties draw:stroke="none" draw:fill-color="#579d1c"/>
      <style:text-properties style:text-position="0% 100%" fo:font-family="Arial" fo:font-size="10pt" style:font-size-asian="10pt" style:font-size-complex="10pt"/>
    </style:style>
    <style:style style:name="ch12" style:family="chart" style:data-style-name="N0">
      <style:chart-properties chart:symbol-type="none" chart:link-data-style-to-source="true" chart:label-position="right"/>
      <style:graphic-properties draw:stroke="none" draw:fill-color="#7e0021"/>
      <style:text-properties style:text-position="0% 100%" fo:font-family="Arial" fo:font-size="10pt" style:font-size-asian="10pt" style:font-size-complex="10pt"/>
    </style:style>
    <style:style style:name="ch13" style:family="chart" style:data-style-name="N0">
      <style:chart-properties chart:symbol-type="none" chart:link-data-style-to-source="true" chart:label-position="right"/>
      <style:graphic-properties draw:stroke="none" draw:fill-color="#83caff"/>
      <style:text-properties style:text-position="0% 100%" fo:font-family="Arial" fo:font-size="10pt" style:font-size-asian="10pt" style:font-size-complex="10pt"/>
    </style:style>
    <style:style style:name="ch14" style:family="chart" style:data-style-name="N0">
      <style:chart-properties chart:symbol-type="none" chart:link-data-style-to-source="true" chart:label-position="right"/>
      <style:graphic-properties draw:stroke="none" draw:fill-color="#314004"/>
      <style:text-properties style:text-position="0% 100%" fo:font-family="Arial" fo:font-size="10pt" style:font-size-asian="10pt" style:font-size-complex="10pt"/>
    </style:style>
    <style:style style:name="ch15" style:family="chart">
      <style:graphic-properties draw:stroke="solid" svg:stroke-color="#b3b3b3" draw:fill="none" draw:fill-color="#d9d9d9"/>
    </style:style>
    <style:style style:name="ch16" style:family="chart">
      <style:graphic-properties draw:fill-color="#cccccc"/>
    </style:style>
  </office:automatic-styles>
  <office:body>
    <office:chart>
      <chart:chart svg:width="16.047cm" svg:height="8.997cm" xlink:href="." xlink:type="simple" chart:class="chart:line" chart:style-name="ch1">
        <chart:legend chart:legend-position="end" svg:x="13.895cm" svg:y="2.684cm" style:legend-expansion="high" chart:style-name="ch2"/>
        <chart:plot-area chart:style-name="ch3" chart:data-source-has-labels="both" svg:x="0.32cm" svg:y="0.179cm" svg:width="13.255cm" svg:height="8.639cm" dr3d:transform="matrix (0.997286529234091 0.0733872579334092 -0.00582142433044691 -0.0731491683770861 0.996743331496979 0.0339400984389237 0.00829323663960982 -0.0334221706254753 0.999406914493151 0cm 0cm 0cm)" dr3d:vrp="(17993.0031805171 10480.2255964449 25094.6954579973)" dr3d:vpn="(0.416199821709347 0.173649045905254 0.892537795986984)" dr3d:vup="(-0.0733876362771618 0.984807599917971 -0.157379306090273)" dr3d:projection="parallel" dr3d:distance="4.2cm" dr3d:focal-length="8cm" dr3d:shadow-slant="0" dr3d:shade-mode="flat" dr3d:ambient-color="#cccccc" dr3d:lighting-mode="true">
          <chart:coordinate-region svg:x="1.264cm" svg:y="0.179cm" svg:width="12.295cm" svg:height="7.835cm"/>
          <dr3d:light dr3d:diffuse-color="#808080" dr3d:direction="(0 0 1)" dr3d:enabled="false" dr3d:specular="true"/>
          <dr3d:light dr3d:diffuse-color="#666666" dr3d:direction="(0.2 0.4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4" chartooo:axis-type="text">
            <chart:categories table:cell-range-address="local-table.$A$2:.$A$36"/>
          </chart:axis>
          <chart:axis chart:dimension="y" chart:name="primary-y" chart:style-name="ch5">
            <chart:grid chart:style-name="ch6" chart:class="major"/>
          </chart:axis>
          <chart:axis chart:dimension="z" chart:name="primary-z" chart:style-name="ch7"/>
          <chart:series chart:style-name="ch8" chart:values-cell-range-address="local-table.$B$2:.$B$36" chart:label-cell-address="local-table.$B$1" chart:class="chart:line">
            <chart:data-point chart:repeated="35"/>
          </chart:series>
          <chart:series chart:style-name="ch9" chart:values-cell-range-address="local-table.$C$2:.$C$36" chart:label-cell-address="local-table.$C$1" chart:class="chart:line">
            <chart:data-point chart:repeated="35"/>
          </chart:series>
          <chart:series chart:style-name="ch10" chart:values-cell-range-address="local-table.$D$2:.$D$36" chart:label-cell-address="local-table.$D$1" chart:class="chart:line">
            <chart:data-point chart:repeated="35"/>
          </chart:series>
          <chart:series chart:style-name="ch11" chart:values-cell-range-address="local-table.$E$2:.$E$36" chart:label-cell-address="local-table.$E$1" chart:class="chart:line">
            <chart:data-point chart:repeated="35"/>
          </chart:series>
          <chart:series chart:style-name="ch12" chart:values-cell-range-address="local-table.$F$2:.$F$36" chart:label-cell-address="local-table.$F$1" chart:class="chart:line">
            <chart:data-point chart:repeated="35"/>
          </chart:series>
          <chart:series chart:style-name="ch13" chart:values-cell-range-address="local-table.$G$2:.$G$36" chart:label-cell-address="local-table.$G$1" chart:class="chart:line">
            <chart:data-point chart:repeated="35"/>
          </chart:series>
          <chart:series chart:style-name="ch14" chart:values-cell-range-address="local-table.$H$2:.$H$36" chart:label-cell-address="local-table.$H$1" chart:class="chart:line">
            <chart:data-point chart:repeated="35"/>
          </chart:series>
          <chart:wall chart:style-name="ch15"/>
          <chart:floor chart:style-name="ch16"/>
        </chart:plot-area>
        <table:table table:name="local-table">
          <table:table-header-columns>
            <table:table-column/>
          </table:table-header-columns>
          <table:table-columns>
            <table:table-column table:number-columns-repeated="7"/>
          </table:table-columns>
          <table:table-header-rows>
            <table:table-row>
              <table:table-cell>
                <text:p/>
              </table:table-cell>
              <table:table-cell office:value-type="string">
                <text:p>NODE A</text:p>
              </table:table-cell>
              <table:table-cell office:value-type="string">
                <text:p>NODE B</text:p>
              </table:table-cell>
              <table:table-cell office:value-type="string">
                <text:p>NODE C</text:p>
              </table:table-cell>
              <table:table-cell office:value-type="string">
                <text:p>NODE D</text:p>
              </table:table-cell>
              <table:table-cell office:value-type="string">
                <text:p>NODE E</text:p>
              </table:table-cell>
              <table:table-cell office:value-type="string">
                <text:p>NODE F</text:p>
              </table:table-cell>
              <table:table-cell office:value-type="string">
                <text:p>NODE G</text:p>
              </table:table-cell>
            </table:table-row>
          </table:table-header-rows>
          <table:table-rows>
            <table:table-row>
              <table:table-cell office:value-type="string">
                <text:p>1</text:p>
              </table:table-cell>
              <table:table-cell office:value-type="float" office:value="0.21428573">
                <text:p>0.21428573</text:p>
              </table:table-cell>
              <table:table-cell office:value-type="float" office:value="0.21428573">
                <text:p>0.21428573</text:p>
              </table:table-cell>
              <table:table-cell office:value-type="float" office:value="0.14285715">
                <text:p>0.14285715</text:p>
              </table:table-cell>
              <table:table-cell office:value-type="float" office:value="0.071428575">
                <text:p>0.071428575</text:p>
              </table:table-cell>
              <table:table-cell office:value-type="float" office:value="0.21428573">
                <text:p>0.21428573</text:p>
              </table:table-cell>
              <table:table-cell office:value-type="float" office:value="0">
                <text:p>0</text:p>
              </table:table-cell>
              <table:table-cell office:value-type="float" office:value="0.14285715">
                <text:p>0.14285715</text:p>
              </table:table-cell>
            </table:table-row>
            <table:table-row>
              <table:table-cell office:value-type="string">
                <text:p>2</text:p>
              </table:table-cell>
              <table:table-cell office:value-type="float" office:value="0.21428572">
                <text:p>0.21428572</text:p>
              </table:table-cell>
              <table:table-cell office:value-type="float" office:value="0.2857143">
                <text:p>0.2857143</text:p>
              </table:table-cell>
              <table:table-cell office:value-type="float" office:value="0.14285715">
                <text:p>0.14285715</text:p>
              </table:table-cell>
              <table:table-cell office:value-type="float" office:value="0.107142866">
                <text:p>0.107142866</text:p>
              </table:table-cell>
              <table:table-cell office:value-type="float" office:value="0.14285715">
                <text:p>0.14285715</text:p>
              </table:table-cell>
              <table:table-cell office:value-type="float" office:value="0">
                <text:p>0</text:p>
              </table:table-cell>
              <table:table-cell office:value-type="float" office:value="0.107142866">
                <text:p>0.107142866</text:p>
              </table:table-cell>
            </table:table-row>
            <table:table-row>
              <table:table-cell office:value-type="string">
                <text:p>3</text:p>
              </table:table-cell>
              <table:table-cell office:value-type="float" office:value="0.26785716">
                <text:p>0.26785716</text:p>
              </table:table-cell>
              <table:table-cell office:value-type="float" office:value="0.2857143">
                <text:p>0.2857143</text:p>
              </table:table-cell>
              <table:table-cell office:value-type="float" office:value="0.125">
                <text:p>0.125</text:p>
              </table:table-cell>
              <table:table-cell office:value-type="float" office:value="0.14285715">
                <text:p>0.14285715</text:p>
              </table:table-cell>
              <table:table-cell office:value-type="float" office:value="0.107142866">
                <text:p>0.107142866</text:p>
              </table:table-cell>
              <table:table-cell office:value-type="float" office:value="0">
                <text:p>0</text:p>
              </table:table-cell>
              <table:table-cell office:value-type="float" office:value="0.071428575">
                <text:p>0.071428575</text:p>
              </table:table-cell>
            </table:table-row>
            <table:table-row>
              <table:table-cell office:value-type="string">
                <text:p>4</text:p>
              </table:table-cell>
              <table:table-cell office:value-type="float" office:value="0.27678573">
                <text:p>0.27678573</text:p>
              </table:table-cell>
              <table:table-cell office:value-type="float" office:value="0.33035716">
                <text:p>0.33035716</text:p>
              </table:table-cell>
              <table:table-cell office:value-type="float" office:value="0.125">
                <text:p>0.125</text:p>
              </table:table-cell>
              <table:table-cell office:value-type="float" office:value="0.14285715">
                <text:p>0.14285715</text:p>
              </table:table-cell>
              <table:table-cell office:value-type="float" office:value="0.071428575">
                <text:p>0.071428575</text:p>
              </table:table-cell>
              <table:table-cell office:value-type="float" office:value="0">
                <text:p>0</text:p>
              </table:table-cell>
              <table:table-cell office:value-type="float" office:value="0.053571433">
                <text:p>0.053571433</text:p>
              </table:table-cell>
            </table:table-row>
            <table:table-row>
              <table:table-cell office:value-type="string">
                <text:p>5</text:p>
              </table:table-cell>
              <table:table-cell office:value-type="float" office:value="0.29910716">
                <text:p>0.29910716</text:p>
              </table:table-cell>
              <table:table-cell office:value-type="float" office:value="0.33928573">
                <text:p>0.33928573</text:p>
              </table:table-cell>
              <table:table-cell office:value-type="float" office:value="0.107142866">
                <text:p>0.107142866</text:p>
              </table:table-cell>
              <table:table-cell office:value-type="float" office:value="0.16517858">
                <text:p>0.16517858</text:p>
              </table:table-cell>
              <table:table-cell office:value-type="float" office:value="0.053571433">
                <text:p>0.053571433</text:p>
              </table:table-cell>
              <table:table-cell office:value-type="float" office:value="0">
                <text:p>0</text:p>
              </table:table-cell>
              <table:table-cell office:value-type="float" office:value="0.035714287">
                <text:p>0.035714287</text:p>
              </table:table-cell>
            </table:table-row>
            <table:table-row>
              <table:table-cell office:value-type="string">
                <text:p>6</text:p>
              </table:table-cell>
              <table:table-cell office:value-type="float" office:value="0.3058036">
                <text:p>0.3058036</text:p>
              </table:table-cell>
              <table:table-cell office:value-type="float" office:value="0.3526786">
                <text:p>0.3526786</text:p>
              </table:table-cell>
              <table:table-cell office:value-type="float" office:value="0.10937501">
                <text:p>0.10937501</text:p>
              </table:table-cell>
              <table:table-cell office:value-type="float" office:value="0.16964287">
                <text:p>0.16964287</text:p>
              </table:table-cell>
              <table:table-cell office:value-type="float" office:value="0.035714287">
                <text:p>0.035714287</text:p>
              </table:table-cell>
              <table:table-cell office:value-type="float" office:value="0">
                <text:p>0</text:p>
              </table:table-cell>
              <table:table-cell office:value-type="float" office:value="0.026785716">
                <text:p>0.026785716</text:p>
              </table:table-cell>
            </table:table-row>
            <table:table-row>
              <table:table-cell office:value-type="string">
                <text:p>7</text:p>
              </table:table-cell>
              <table:table-cell office:value-type="float" office:value="0.31584823">
                <text:p>0.31584823</text:p>
              </table:table-cell>
              <table:table-cell office:value-type="float" office:value="0.3604911">
                <text:p>0.3604911</text:p>
              </table:table-cell>
              <table:table-cell office:value-type="float" office:value="0.102678575">
                <text:p>0.102678575</text:p>
              </table:table-cell>
              <table:table-cell office:value-type="float" office:value="0.1763393">
                <text:p>0.1763393</text:p>
              </table:table-cell>
              <table:table-cell office:value-type="float" office:value="0.026785716">
                <text:p>0.026785716</text:p>
              </table:table-cell>
              <table:table-cell office:value-type="float" office:value="0">
                <text:p>0</text:p>
              </table:table-cell>
              <table:table-cell office:value-type="float" office:value="0.017857144">
                <text:p>0.017857144</text:p>
              </table:table-cell>
            </table:table-row>
            <table:table-row>
              <table:table-cell office:value-type="string">
                <text:p>8</text:p>
              </table:table-cell>
              <table:table-cell office:value-type="float" office:value="0.31975448">
                <text:p>0.31975448</text:p>
              </table:table-cell>
              <table:table-cell office:value-type="float" office:value="0.36718753">
                <text:p>0.36718753</text:p>
              </table:table-cell>
              <table:table-cell office:value-type="float" office:value="0.10156251">
                <text:p>0.10156251</text:p>
              </table:table-cell>
              <table:table-cell office:value-type="float" office:value="0.18024555">
                <text:p>0.18024555</text:p>
              </table:table-cell>
              <table:table-cell office:value-type="float" office:value="0.017857144">
                <text:p>0.017857144</text:p>
              </table:table-cell>
              <table:table-cell office:value-type="float" office:value="0">
                <text:p>0</text:p>
              </table:table-cell>
              <table:table-cell office:value-type="float" office:value="0.013392858">
                <text:p>0.013392858</text:p>
              </table:table-cell>
            </table:table-row>
            <table:table-row>
              <table:table-cell office:value-type="string">
                <text:p>9</text:p>
              </table:table-cell>
              <table:table-cell office:value-type="float" office:value="0.3244978">
                <text:p>0.3244978</text:p>
              </table:table-cell>
              <table:table-cell office:value-type="float" office:value="0.37053573">
                <text:p>0.37053573</text:p>
              </table:table-cell>
              <table:table-cell office:value-type="float" office:value="0.09905135">
                <text:p>0.09905135</text:p>
              </table:table-cell>
              <table:table-cell office:value-type="float" office:value="0.18359376">
                <text:p>0.18359376</text:p>
              </table:table-cell>
              <table:table-cell office:value-type="float" office:value="0.013392858">
                <text:p>0.013392858</text:p>
              </table:table-cell>
              <table:table-cell office:value-type="float" office:value="0">
                <text:p>0</text:p>
              </table:table-cell>
              <table:table-cell office:value-type="float" office:value="0.008928572">
                <text:p>0.008928572</text:p>
              </table:table-cell>
            </table:table-row>
            <table:table-row>
              <table:table-cell office:value-type="string">
                <text:p>10</text:p>
              </table:table-cell>
              <table:table-cell office:value-type="float" office:value="0.32659042">
                <text:p>0.32659042</text:p>
              </table:table-cell>
              <table:table-cell office:value-type="float" office:value="0.37402347">
                <text:p>0.37402347</text:p>
              </table:table-cell>
              <table:table-cell office:value-type="float" office:value="0.09849331">
                <text:p>0.09849331</text:p>
              </table:table-cell>
              <table:table-cell office:value-type="float" office:value="0.18526787">
                <text:p>0.18526787</text:p>
              </table:table-cell>
              <table:table-cell office:value-type="float" office:value="0.008928572">
                <text:p>0.008928572</text:p>
              </table:table-cell>
              <table:table-cell office:value-type="float" office:value="0">
                <text:p>0</text:p>
              </table:table-cell>
              <table:table-cell office:value-type="float" office:value="0.006696429">
                <text:p>0.006696429</text:p>
              </table:table-cell>
            </table:table-row>
            <table:table-row>
              <table:table-cell office:value-type="string">
                <text:p>11</text:p>
              </table:table-cell>
              <table:table-cell office:value-type="float" office:value="0.32889232">
                <text:p>0.32889232</text:p>
              </table:table-cell>
              <table:table-cell office:value-type="float" office:value="0.3758371">
                <text:p>0.3758371</text:p>
              </table:table-cell>
              <table:table-cell office:value-type="float" office:value="0.09709822">
                <text:p>0.09709822</text:p>
              </table:table-cell>
              <table:table-cell office:value-type="float" office:value="0.18701173">
                <text:p>0.18701173</text:p>
              </table:table-cell>
              <table:table-cell office:value-type="float" office:value="0.006696429">
                <text:p>0.006696429</text:p>
              </table:table-cell>
              <table:table-cell office:value-type="float" office:value="0">
                <text:p>0</text:p>
              </table:table-cell>
              <table:table-cell office:value-type="float" office:value="0.004464286">
                <text:p>0.004464286</text:p>
              </table:table-cell>
            </table:table-row>
            <table:table-row>
              <table:table-cell office:value-type="string">
                <text:p>12</text:p>
              </table:table-cell>
              <table:table-cell office:value-type="float" office:value="0.32997352">
                <text:p>0.32997352</text:p>
              </table:table-cell>
              <table:table-cell office:value-type="float" office:value="0.37744144">
                <text:p>0.37744144</text:p>
              </table:table-cell>
              <table:table-cell office:value-type="float" office:value="0.09685408">
                <text:p>0.09685408</text:p>
              </table:table-cell>
              <table:table-cell office:value-type="float" office:value="0.18791854">
                <text:p>0.18791854</text:p>
              </table:table-cell>
              <table:table-cell office:value-type="float" office:value="0.004464286">
                <text:p>0.004464286</text:p>
              </table:table-cell>
              <table:table-cell office:value-type="float" office:value="0">
                <text:p>0</text:p>
              </table:table-cell>
              <table:table-cell office:value-type="float" office:value="0.0033482146">
                <text:p>0.0033482146</text:p>
              </table:table-cell>
            </table:table-row>
            <table:table-row>
              <table:table-cell office:value-type="string">
                <text:p>13</text:p>
              </table:table-cell>
              <table:table-cell office:value-type="float" office:value="0.33110702">
                <text:p>0.33110702</text:p>
              </table:table-cell>
              <table:table-cell office:value-type="float" office:value="0.37840056">
                <text:p>0.37840056</text:p>
              </table:table-cell>
              <table:table-cell office:value-type="float" office:value="0.09619141">
                <text:p>0.09619141</text:p>
              </table:table-cell>
              <table:table-cell office:value-type="float" office:value="0.18872072">
                <text:p>0.18872072</text:p>
              </table:table-cell>
              <table:table-cell office:value-type="float" office:value="0.0033482146">
                <text:p>0.0033482146</text:p>
              </table:table-cell>
              <table:table-cell office:value-type="float" office:value="0">
                <text:p>0</text:p>
              </table:table-cell>
              <table:table-cell office:value-type="float" office:value="0.002232143">
                <text:p>0.002232143</text:p>
              </table:table-cell>
            </table:table-row>
            <table:table-row>
              <table:table-cell office:value-type="string">
                <text:p>14</text:p>
              </table:table-cell>
              <table:table-cell office:value-type="float" office:value="0.33165634">
                <text:p>0.33165634</text:p>
              </table:table-cell>
              <table:table-cell office:value-type="float" office:value="0.37920272">
                <text:p>0.37920272</text:p>
              </table:table-cell>
              <table:table-cell office:value-type="float" office:value="0.09603447">
                <text:p>0.09603447</text:p>
              </table:table-cell>
              <table:table-cell office:value-type="float" office:value="0.18920028">
                <text:p>0.18920028</text:p>
              </table:table-cell>
              <table:table-cell office:value-type="float" office:value="0.002232143">
                <text:p>0.002232143</text:p>
              </table:table-cell>
              <table:table-cell office:value-type="float" office:value="0">
                <text:p>0</text:p>
              </table:table-cell>
              <table:table-cell office:value-type="float" office:value="0.0016741073">
                <text:p>0.0016741073</text:p>
              </table:table-cell>
            </table:table-row>
            <table:table-row>
              <table:table-cell office:value-type="string">
                <text:p>15</text:p>
              </table:table-cell>
              <table:table-cell office:value-type="float" office:value="0.33221874">
                <text:p>0.33221874</text:p>
              </table:table-cell>
              <table:table-cell office:value-type="float" office:value="0.37967357">
                <text:p>0.37967357</text:p>
              </table:table-cell>
              <table:table-cell office:value-type="float" office:value="0.095716216">
                <text:p>0.095716216</text:p>
              </table:table-cell>
              <table:table-cell office:value-type="float" office:value="0.18960136">
                <text:p>0.18960136</text:p>
              </table:table-cell>
              <table:table-cell office:value-type="float" office:value="0.0016741073">
                <text:p>0.0016741073</text:p>
              </table:table-cell>
              <table:table-cell office:value-type="float" office:value="0">
                <text:p>0</text:p>
              </table:table-cell>
              <table:table-cell office:value-type="float" office:value="0.0011160715">
                <text:p>0.0011160715</text:p>
              </table:table-cell>
            </table:table-row>
            <table:table-row>
              <table:table-cell office:value-type="string">
                <text:p>16</text:p>
              </table:table-cell>
              <table:table-cell office:value-type="float" office:value="0.33249557">
                <text:p>0.33249557</text:p>
              </table:table-cell>
              <table:table-cell office:value-type="float" office:value="0.38007686">
                <text:p>0.38007686</text:p>
              </table:table-cell>
              <table:table-cell office:value-type="float" office:value="0.09563773">
                <text:p>0.09563773</text:p>
              </table:table-cell>
              <table:table-cell office:value-type="float" office:value="0.18983679">
                <text:p>0.18983679</text:p>
              </table:table-cell>
              <table:table-cell office:value-type="float" office:value="0.0011160715">
                <text:p>0.0011160715</text:p>
              </table:table-cell>
              <table:table-cell office:value-type="float" office:value="0">
                <text:p>0</text:p>
              </table:table-cell>
              <table:table-cell office:value-type="float" office:value="0.00083705364">
                <text:p>0.00083705364</text:p>
              </table:table-cell>
            </table:table-row>
            <table:table-row>
              <table:table-cell office:value-type="string">
                <text:p>17</text:p>
              </table:table-cell>
              <table:table-cell office:value-type="float" office:value="0.33277568">
                <text:p>0.33277568</text:p>
              </table:table-cell>
              <table:table-cell office:value-type="float" office:value="0.38031444">
                <text:p>0.38031444</text:p>
              </table:table-cell>
              <table:table-cell office:value-type="float" office:value="0.095476426">
                <text:p>0.095476426</text:p>
              </table:table-cell>
              <table:table-cell office:value-type="float" office:value="0.19003843">
                <text:p>0.19003843</text:p>
              </table:table-cell>
              <table:table-cell office:value-type="float" office:value="0.00083705364">
                <text:p>0.00083705364</text:p>
              </table:table-cell>
              <table:table-cell office:value-type="float" office:value="0">
                <text:p>0</text:p>
              </table:table-cell>
              <table:table-cell office:value-type="float" office:value="0.00055803574">
                <text:p>0.00055803574</text:p>
              </table:table-cell>
            </table:table-row>
            <table:table-row>
              <table:table-cell office:value-type="string">
                <text:p>18</text:p>
              </table:table-cell>
              <table:table-cell office:value-type="float" office:value="0.33291465">
                <text:p>0.33291465</text:p>
              </table:table-cell>
              <table:table-cell office:value-type="float" office:value="0.3805139">
                <text:p>0.3805139</text:p>
              </table:table-cell>
              <table:table-cell office:value-type="float" office:value="0.09543774">
                <text:p>0.09543774</text:p>
              </table:table-cell>
              <table:table-cell office:value-type="float" office:value="0.19015722">
                <text:p>0.19015722</text:p>
              </table:table-cell>
              <table:table-cell office:value-type="float" office:value="0.00055803574">
                <text:p>0.00055803574</text:p>
              </table:table-cell>
              <table:table-cell office:value-type="float" office:value="0">
                <text:p>0</text:p>
              </table:table-cell>
              <table:table-cell office:value-type="float" office:value="0.00041852682">
                <text:p>0.00041852682</text:p>
              </table:table-cell>
            </table:table-row>
            <table:table-row>
              <table:table-cell office:value-type="string">
                <text:p>19</text:p>
              </table:table-cell>
              <table:table-cell office:value-type="float" office:value="0.33305442">
                <text:p>0.33305442</text:p>
              </table:table-cell>
              <table:table-cell office:value-type="float" office:value="0.38063353">
                <text:p>0.38063353</text:p>
              </table:table-cell>
              <table:table-cell office:value-type="float" office:value="0.09535763">
                <text:p>0.09535763</text:p>
              </table:table-cell>
              <table:table-cell office:value-type="float" office:value="0.19025695">
                <text:p>0.19025695</text:p>
              </table:table-cell>
              <table:table-cell office:value-type="float" office:value="0.00041852682">
                <text:p>0.00041852682</text:p>
              </table:table-cell>
              <table:table-cell office:value-type="float" office:value="0">
                <text:p>0</text:p>
              </table:table-cell>
              <table:table-cell office:value-type="float" office:value="0.00027901787">
                <text:p>0.00027901787</text:p>
              </table:table-cell>
            </table:table-row>
            <table:table-row>
              <table:table-cell office:value-type="string">
                <text:p>20</text:p>
              </table:table-cell>
              <table:table-cell office:value-type="float" office:value="0.33312404">
                <text:p>0.33312404</text:p>
              </table:table-cell>
              <table:table-cell office:value-type="float" office:value="0.38073325">
                <text:p>0.38073325</text:p>
              </table:table-cell>
              <table:table-cell office:value-type="float" office:value="0.09533774">
                <text:p>0.09533774</text:p>
              </table:table-cell>
              <table:table-cell office:value-type="float" office:value="0.19031677">
                <text:p>0.19031677</text:p>
              </table:table-cell>
              <table:table-cell office:value-type="float" office:value="0.00027901787">
                <text:p>0.00027901787</text:p>
              </table:table-cell>
              <table:table-cell office:value-type="float" office:value="0">
                <text:p>0</text:p>
              </table:table-cell>
              <table:table-cell office:value-type="float" office:value="0.00020926341">
                <text:p>0.00020926341</text:p>
              </table:table-cell>
            </table:table-row>
            <table:table-row>
              <table:table-cell office:value-type="string">
                <text:p>21</text:p>
              </table:table-cell>
              <table:table-cell office:value-type="float" office:value="0.3331939">
                <text:p>0.3331939</text:p>
              </table:table-cell>
              <table:table-cell office:value-type="float" office:value="0.38079292">
                <text:p>0.38079292</text:p>
              </table:table-cell>
              <table:table-cell office:value-type="float" office:value="0.095297895">
                <text:p>0.095297895</text:p>
              </table:table-cell>
              <table:table-cell office:value-type="float" office:value="0.19036663">
                <text:p>0.19036663</text:p>
              </table:table-cell>
              <table:table-cell office:value-type="float" office:value="0.00020926341">
                <text:p>0.00020926341</text:p>
              </table:table-cell>
              <table:table-cell office:value-type="float" office:value="0">
                <text:p>0</text:p>
              </table:table-cell>
              <table:table-cell office:value-type="float" office:value="0.00013950893">
                <text:p>0.00013950893</text:p>
              </table:table-cell>
            </table:table-row>
            <table:table-row>
              <table:table-cell office:value-type="string">
                <text:p>22</text:p>
              </table:table-cell>
              <table:table-cell office:value-type="float" office:value="0.3332287">
                <text:p>0.3332287</text:p>
              </table:table-cell>
              <table:table-cell office:value-type="float" office:value="0.38084283">
                <text:p>0.38084283</text:p>
              </table:table-cell>
              <table:table-cell office:value-type="float" office:value="0.09528794">
                <text:p>0.09528794</text:p>
              </table:table-cell>
              <table:table-cell office:value-type="float" office:value="0.19039646">
                <text:p>0.19039646</text:p>
              </table:table-cell>
              <table:table-cell office:value-type="float" office:value="0.00013950893">
                <text:p>0.00013950893</text:p>
              </table:table-cell>
              <table:table-cell office:value-type="float" office:value="0">
                <text:p>0</text:p>
              </table:table-cell>
              <table:table-cell office:value-type="float" office:value="0.000104631705">
                <text:p>0.000104631705</text:p>
              </table:table-cell>
            </table:table-row>
            <table:table-row>
              <table:table-cell office:value-type="string">
                <text:p>23</text:p>
              </table:table-cell>
              <table:table-cell office:value-type="float" office:value="0.33326364">
                <text:p>0.33326364</text:p>
              </table:table-cell>
              <table:table-cell office:value-type="float" office:value="0.38087267">
                <text:p>0.38087267</text:p>
              </table:table-cell>
              <table:table-cell office:value-type="float" office:value="0.09526798">
                <text:p>0.09526798</text:p>
              </table:table-cell>
              <table:table-cell office:value-type="float" office:value="0.19042142">
                <text:p>0.19042142</text:p>
              </table:table-cell>
              <table:table-cell office:value-type="float" office:value="0.000104631705">
                <text:p>0.000104631705</text:p>
              </table:table-cell>
              <table:table-cell office:value-type="float" office:value="0">
                <text:p>0</text:p>
              </table:table-cell>
              <table:table-cell office:value-type="float" office:value="0.00006975447">
                <text:p>0.00006975447</text:p>
              </table:table-cell>
            </table:table-row>
            <table:table-row>
              <table:table-cell office:value-type="string">
                <text:p>24</text:p>
              </table:table-cell>
              <table:table-cell office:value-type="float" office:value="0.33328104">
                <text:p>0.33328104</text:p>
              </table:table-cell>
              <table:table-cell office:value-type="float" office:value="0.38089764">
                <text:p>0.38089764</text:p>
              </table:table-cell>
              <table:table-cell office:value-type="float" office:value="0.09526303">
                <text:p>0.09526303</text:p>
              </table:table-cell>
              <table:table-cell office:value-type="float" office:value="0.19043633">
                <text:p>0.19043633</text:p>
              </table:table-cell>
              <table:table-cell office:value-type="float" office:value="0.00006975447">
                <text:p>0.00006975447</text:p>
              </table:table-cell>
              <table:table-cell office:value-type="float" office:value="0">
                <text:p>0</text:p>
              </table:table-cell>
              <table:table-cell office:value-type="float" office:value="0.000052315852">
                <text:p>0.000052315852</text:p>
              </table:table-cell>
            </table:table-row>
            <table:table-row>
              <table:table-cell office:value-type="string">
                <text:p>25</text:p>
              </table:table-cell>
              <table:table-cell office:value-type="float" office:value="0.3332985">
                <text:p>0.3332985</text:p>
              </table:table-cell>
              <table:table-cell office:value-type="float" office:value="0.38091254">
                <text:p>0.38091254</text:p>
              </table:table-cell>
              <table:table-cell office:value-type="float" office:value="0.09525304">
                <text:p>0.09525304</text:p>
              </table:table-cell>
              <table:table-cell office:value-type="float" office:value="0.19044882">
                <text:p>0.19044882</text:p>
              </table:table-cell>
              <table:table-cell office:value-type="float" office:value="0.000052315852">
                <text:p>0.000052315852</text:p>
              </table:table-cell>
              <table:table-cell office:value-type="float" office:value="0">
                <text:p>0</text:p>
              </table:table-cell>
              <table:table-cell office:value-type="float" office:value="0.000034877234">
                <text:p>0.000034877234</text:p>
              </table:table-cell>
            </table:table-row>
            <table:table-row>
              <table:table-cell office:value-type="string">
                <text:p>26</text:p>
              </table:table-cell>
              <table:table-cell office:value-type="float" office:value="0.3333072">
                <text:p>0.3333072</text:p>
              </table:table-cell>
              <table:table-cell office:value-type="float" office:value="0.38092503">
                <text:p>0.38092503</text:p>
              </table:table-cell>
              <table:table-cell office:value-type="float" office:value="0.09525057">
                <text:p>0.09525057</text:p>
              </table:table-cell>
              <table:table-cell office:value-type="float" office:value="0.19045627">
                <text:p>0.19045627</text:p>
              </table:table-cell>
              <table:table-cell office:value-type="float" office:value="0.000034877234">
                <text:p>0.000034877234</text:p>
              </table:table-cell>
              <table:table-cell office:value-type="float" office:value="0">
                <text:p>0</text:p>
              </table:table-cell>
              <table:table-cell office:value-type="float" office:value="0.000026157926">
                <text:p>0.000026157926</text:p>
              </table:table-cell>
            </table:table-row>
            <table:table-row>
              <table:table-cell office:value-type="string">
                <text:p>27</text:p>
              </table:table-cell>
              <table:table-cell office:value-type="float" office:value="0.33331594">
                <text:p>0.33331594</text:p>
              </table:table-cell>
              <table:table-cell office:value-type="float" office:value="0.38093248">
                <text:p>0.38093248</text:p>
              </table:table-cell>
              <table:table-cell office:value-type="float" office:value="0.09524558">
                <text:p>0.09524558</text:p>
              </table:table-cell>
              <table:table-cell office:value-type="float" office:value="0.19046251">
                <text:p>0.19046251</text:p>
              </table:table-cell>
              <table:table-cell office:value-type="float" office:value="0.000026157926">
                <text:p>0.000026157926</text:p>
              </table:table-cell>
              <table:table-cell office:value-type="float" office:value="0">
                <text:p>0</text:p>
              </table:table-cell>
              <table:table-cell office:value-type="float" office:value="0.000017438617">
                <text:p>0.000017438617</text:p>
              </table:table-cell>
            </table:table-row>
            <table:table-row>
              <table:table-cell office:value-type="string">
                <text:p>28</text:p>
              </table:table-cell>
              <table:table-cell office:value-type="float" office:value="0.3333203">
                <text:p>0.3333203</text:p>
              </table:table-cell>
              <table:table-cell office:value-type="float" office:value="0.38093874">
                <text:p>0.38093874</text:p>
              </table:table-cell>
              <table:table-cell office:value-type="float" office:value="0.09524433">
                <text:p>0.09524433</text:p>
              </table:table-cell>
              <table:table-cell office:value-type="float" office:value="0.19046624">
                <text:p>0.19046624</text:p>
              </table:table-cell>
              <table:table-cell office:value-type="float" office:value="0.000017438617">
                <text:p>0.000017438617</text:p>
              </table:table-cell>
              <table:table-cell office:value-type="float" office:value="0">
                <text:p>0</text:p>
              </table:table-cell>
              <table:table-cell office:value-type="float" office:value="0.000013078963">
                <text:p>0.000013078963</text:p>
              </table:table-cell>
            </table:table-row>
            <table:table-row>
              <table:table-cell office:value-type="string">
                <text:p>29</text:p>
              </table:table-cell>
              <table:table-cell office:value-type="float" office:value="0.33332464">
                <text:p>0.33332464</text:p>
              </table:table-cell>
              <table:table-cell office:value-type="float" office:value="0.38094246">
                <text:p>0.38094246</text:p>
              </table:table-cell>
              <table:table-cell office:value-type="float" office:value="0.09524184">
                <text:p>0.09524184</text:p>
              </table:table-cell>
              <table:table-cell office:value-type="float" office:value="0.19046937">
                <text:p>0.19046937</text:p>
              </table:table-cell>
              <table:table-cell office:value-type="float" office:value="0.000013078963">
                <text:p>0.000013078963</text:p>
              </table:table-cell>
              <table:table-cell office:value-type="float" office:value="0">
                <text:p>0</text:p>
              </table:table-cell>
              <table:table-cell office:value-type="float" office:value="0.000008719308">
                <text:p>0.000008719308</text:p>
              </table:table-cell>
            </table:table-row>
            <table:table-row>
              <table:table-cell office:value-type="string">
                <text:p>30</text:p>
              </table:table-cell>
              <table:table-cell office:value-type="float" office:value="0.33332685">
                <text:p>0.33332685</text:p>
              </table:table-cell>
              <table:table-cell office:value-type="float" office:value="0.38094556">
                <text:p>0.38094556</text:p>
              </table:table-cell>
              <table:table-cell office:value-type="float" office:value="0.095241226">
                <text:p>0.095241226</text:p>
              </table:table-cell>
              <table:table-cell office:value-type="float" office:value="0.19047123">
                <text:p>0.19047123</text:p>
              </table:table-cell>
              <table:table-cell office:value-type="float" office:value="0.000008719308">
                <text:p>0.000008719308</text:p>
              </table:table-cell>
              <table:table-cell office:value-type="float" office:value="0">
                <text:p>0</text:p>
              </table:table-cell>
              <table:table-cell office:value-type="float" office:value="0.0000065394815">
                <text:p>0.0000065394815</text:p>
              </table:table-cell>
            </table:table-row>
            <table:table-row>
              <table:table-cell office:value-type="string">
                <text:p>31</text:p>
              </table:table-cell>
              <table:table-cell office:value-type="float" office:value="0.33332902">
                <text:p>0.33332902</text:p>
              </table:table-cell>
              <table:table-cell office:value-type="float" office:value="0.38094747">
                <text:p>0.38094747</text:p>
              </table:table-cell>
              <table:table-cell office:value-type="float" office:value="0.095239975">
                <text:p>0.095239975</text:p>
              </table:table-cell>
              <table:table-cell office:value-type="float" office:value="0.19047278">
                <text:p>0.19047278</text:p>
              </table:table-cell>
              <table:table-cell office:value-type="float" office:value="0.0000065394815">
                <text:p>0.0000065394815</text:p>
              </table:table-cell>
              <table:table-cell office:value-type="float" office:value="0">
                <text:p>0</text:p>
              </table:table-cell>
              <table:table-cell office:value-type="float" office:value="0.000004359654">
                <text:p>0.000004359654</text:p>
              </table:table-cell>
            </table:table-row>
            <table:table-row>
              <table:table-cell office:value-type="string">
                <text:p>32</text:p>
              </table:table-cell>
              <table:table-cell office:value-type="float" office:value="0.3333301">
                <text:p>0.3333301</text:p>
              </table:table-cell>
              <table:table-cell office:value-type="float" office:value="0.38094902">
                <text:p>0.38094902</text:p>
              </table:table-cell>
              <table:table-cell office:value-type="float" office:value="0.09523966">
                <text:p>0.09523966</text:p>
              </table:table-cell>
              <table:table-cell office:value-type="float" office:value="0.19047374">
                <text:p>0.19047374</text:p>
              </table:table-cell>
              <table:table-cell office:value-type="float" office:value="0.000004359654">
                <text:p>0.000004359654</text:p>
              </table:table-cell>
              <table:table-cell office:value-type="float" office:value="0">
                <text:p>0</text:p>
              </table:table-cell>
              <table:table-cell office:value-type="float" office:value="0.0000032697408">
                <text:p>0.0000032697408</text:p>
              </table:table-cell>
            </table:table-row>
            <table:table-row>
              <table:table-cell office:value-type="string">
                <text:p>33</text:p>
              </table:table-cell>
              <table:table-cell office:value-type="float" office:value="0.33333123">
                <text:p>0.33333123</text:p>
              </table:table-cell>
              <table:table-cell office:value-type="float" office:value="0.3809499">
                <text:p>0.3809499</text:p>
              </table:table-cell>
              <table:table-cell office:value-type="float" office:value="0.09523905">
                <text:p>0.09523905</text:p>
              </table:table-cell>
              <table:table-cell office:value-type="float" office:value="0.19047451">
                <text:p>0.19047451</text:p>
              </table:table-cell>
              <table:table-cell office:value-type="float" office:value="0.0000032697408">
                <text:p>0.0000032697408</text:p>
              </table:table-cell>
              <table:table-cell office:value-type="float" office:value="0">
                <text:p>0</text:p>
              </table:table-cell>
              <table:table-cell office:value-type="float" office:value="0.000002179827">
                <text:p>0.000002179827</text:p>
              </table:table-cell>
            </table:table-row>
            <table:table-row>
              <table:table-cell office:value-type="string">
                <text:p>34</text:p>
              </table:table-cell>
              <table:table-cell office:value-type="float" office:value="0.33333173">
                <text:p>0.33333173</text:p>
              </table:table-cell>
              <table:table-cell office:value-type="float" office:value="0.38095075">
                <text:p>0.38095075</text:p>
              </table:table-cell>
              <table:table-cell office:value-type="float" office:value="0.09523889">
                <text:p>0.09523889</text:p>
              </table:table-cell>
              <table:table-cell office:value-type="float" office:value="0.19047496">
                <text:p>0.19047496</text:p>
              </table:table-cell>
              <table:table-cell office:value-type="float" office:value="0.000002179827">
                <text:p>0.000002179827</text:p>
              </table:table-cell>
              <table:table-cell office:value-type="float" office:value="0">
                <text:p>0</text:p>
              </table:table-cell>
              <table:table-cell office:value-type="float" office:value="0.0000016348704">
                <text:p>0.0000016348704</text:p>
              </table:table-cell>
            </table:table-row>
            <table:table-row>
              <table:table-cell office:value-type="string">
                <text:p>35</text:p>
              </table:table-cell>
              <table:table-cell office:value-type="float" office:value="0.3333323">
                <text:p>0.3333323</text:p>
              </table:table-cell>
              <table:table-cell office:value-type="float" office:value="0.38095117">
                <text:p>0.38095117</text:p>
              </table:table-cell>
              <table:table-cell office:value-type="float" office:value="0.09523857">
                <text:p>0.09523857</text:p>
              </table:table-cell>
              <table:table-cell office:value-type="float" office:value="0.19047537">
                <text:p>0.19047537</text:p>
              </table:table-cell>
              <table:table-cell office:value-type="float" office:value="0.0000016348704">
                <text:p>0.0000016348704</text:p>
              </table:table-cell>
              <table:table-cell office:value-type="float" office:value="0">
                <text:p>0</text:p>
              </table:table-cell>
              <table:table-cell office:value-type="float" office:value="0.0000010899136">
                <text:p>0.0000010899136</text:p>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3.5.2$Linux_X86_64 LibreOffice_project/184fe81b8c8c30d8b5082578aee2fed2ea847c01</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msFillGradient_20_1" draw:display-name="msFillGradient 1" draw:style="rectangular" draw:cx="50%" draw:cy="50%" draw:start-color="#ffd7d7" draw:end-color="#b4c7dc" draw:start-intensity="100%" draw:end-intensity="100%" draw:angle="90deg" draw:border="0%"/>
  </office:styles>
</office:document-styles>
</file>